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ca47d"/>
    </style:style>
    <style:style style:name="P2" style:family="paragraph" style:parent-style-name="Text_20_body">
      <style:text-properties fo:font-size="13pt" style:font-size-asian="13pt" style:font-size-complex="13pt"/>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fo:font-size="13pt" fo:font-weight="bold" officeooo:paragraph-rsid="0211e175" style:font-size-asian="13pt" style:font-weight-asian="bold" style:font-size-complex="13pt" style:font-weight-complex="bold"/>
    </style:style>
    <style:style style:name="P5" style:family="paragraph" style:parent-style-name="Text_20_body">
      <style:paragraph-properties fo:text-align="center" style:justify-single-word="false"/>
      <style:text-properties fo:font-size="13pt" fo:font-weight="bold" officeooo:rsid="00f6b46e" officeooo:paragraph-rsid="020c98a8" style:font-size-asian="13pt" style:font-weight-asian="bold" style:font-size-complex="13pt" style:font-weight-complex="bold"/>
    </style:style>
    <style:style style:name="P6" style:family="paragraph" style:parent-style-name="Text_20_body">
      <style:paragraph-properties fo:text-align="center" style:justify-single-word="false"/>
      <style:text-properties fo:font-size="13pt" fo:font-weight="bold" officeooo:rsid="00f6b46e" officeooo:paragraph-rsid="0211e175" style:font-size-asian="13pt" style:font-weight-asian="bold" style:font-size-complex="13pt" style:font-weight-complex="bold"/>
    </style:style>
    <style:style style:name="P7" style:family="paragraph" style:parent-style-name="Text_20_body">
      <style:text-properties fo:font-weight="bold" officeooo:paragraph-rsid="005d461b" style:font-weight-asian="bold" style:font-weight-complex="bold"/>
    </style:style>
    <style:style style:name="P8" style:family="paragraph" style:parent-style-name="Text_20_body">
      <style:text-properties fo:font-weight="bold" officeooo:rsid="0082428b" officeooo:paragraph-rsid="008d738f" style:font-weight-asian="bold" style:font-weight-complex="bold"/>
    </style:style>
    <style:style style:name="P9" style:family="paragraph" style:parent-style-name="Text_20_body">
      <style:text-properties fo:font-weight="bold" officeooo:rsid="00857e63" officeooo:paragraph-rsid="00857e63" style:font-weight-asian="bold" style:font-weight-complex="bold"/>
    </style:style>
    <style:style style:name="P10" style:family="paragraph" style:parent-style-name="Text_20_body">
      <style:text-properties fo:font-weight="bold" officeooo:rsid="009a2422" officeooo:paragraph-rsid="00ade8e9" style:font-weight-asian="bold" style:font-weight-complex="bold"/>
    </style:style>
    <style:style style:name="P11" style:family="paragraph" style:parent-style-name="Text_20_body">
      <style:text-properties fo:font-weight="bold" officeooo:rsid="015f463a" officeooo:paragraph-rsid="015f463a" style:font-weight-asian="bold" style:font-weight-complex="bold"/>
    </style:style>
    <style:style style:name="P12" style:family="paragraph" style:parent-style-name="Text_20_body">
      <style:text-properties fo:font-weight="bold" officeooo:rsid="015addb3" officeooo:paragraph-rsid="015addb3" style:font-weight-asian="bold" style:font-weight-complex="bold"/>
    </style:style>
    <style:style style:name="P13" style:family="paragraph" style:parent-style-name="Text_20_body">
      <style:text-properties fo:font-weight="normal" officeooo:rsid="0025c64c" officeooo:paragraph-rsid="00208472" style:font-weight-asian="normal" style:font-weight-complex="normal"/>
    </style:style>
    <style:style style:name="P14" style:family="paragraph" style:parent-style-name="Text_20_body">
      <style:text-properties fo:font-weight="normal" officeooo:rsid="009a2422" officeooo:paragraph-rsid="00f8ae97" style:font-weight-asian="normal" style:font-weight-complex="normal"/>
    </style:style>
    <style:style style:name="P15" style:family="paragraph" style:parent-style-name="Text_20_body">
      <style:text-properties fo:font-weight="normal" officeooo:rsid="009a2422" officeooo:paragraph-rsid="013d4343" style:font-weight-asian="normal" style:font-weight-complex="normal"/>
    </style:style>
    <style:style style:name="P16" style:family="paragraph" style:parent-style-name="Text_20_body">
      <style:text-properties fo:font-weight="normal" officeooo:rsid="009a2422" officeooo:paragraph-rsid="0155f79f" style:font-weight-asian="normal" style:font-weight-complex="normal"/>
    </style:style>
    <style:style style:name="P17" style:family="paragraph" style:parent-style-name="Text_20_body">
      <style:text-properties fo:font-weight="normal" officeooo:rsid="009a2422" officeooo:paragraph-rsid="020c98a8" style:font-weight-asian="normal" style:font-weight-complex="normal"/>
    </style:style>
    <style:style style:name="P18" style:family="paragraph" style:parent-style-name="Text_20_body">
      <style:text-properties fo:font-weight="normal" officeooo:rsid="009a2422" officeooo:paragraph-rsid="00ade8e9" style:font-weight-asian="normal" style:font-weight-complex="normal"/>
    </style:style>
    <style:style style:name="P19" style:family="paragraph" style:parent-style-name="Text_20_body">
      <style:text-properties fo:font-weight="normal" officeooo:rsid="009a2422" officeooo:paragraph-rsid="0211e175" style:font-weight-asian="normal" style:font-weight-complex="normal"/>
    </style:style>
    <style:style style:name="P20" style:family="paragraph" style:parent-style-name="Text_20_body">
      <style:text-properties fo:font-weight="normal" officeooo:rsid="009a2422" officeooo:paragraph-rsid="0212ded9" style:font-weight-asian="normal" style:font-weight-complex="normal"/>
    </style:style>
    <style:style style:name="P21" style:family="paragraph" style:parent-style-name="Text_20_body">
      <style:text-properties fo:font-weight="normal" officeooo:rsid="011872bf" officeooo:paragraph-rsid="011872bf" style:font-weight-asian="normal" style:font-weight-complex="normal"/>
    </style:style>
    <style:style style:name="P22" style:family="paragraph" style:parent-style-name="Text_20_body">
      <style:text-properties fo:font-weight="normal" officeooo:rsid="01217f61" officeooo:paragraph-rsid="01217f61" style:font-weight-asian="normal" style:font-weight-complex="normal"/>
    </style:style>
    <style:style style:name="P23" style:family="paragraph" style:parent-style-name="Text_20_body">
      <style:text-properties fo:font-weight="normal" officeooo:rsid="01f49a83" officeooo:paragraph-rsid="01f49a83" style:font-weight-asian="normal" style:font-weight-complex="normal"/>
    </style:style>
    <style:style style:name="P24" style:family="paragraph" style:parent-style-name="Text_20_body">
      <style:text-properties fo:font-weight="normal" officeooo:rsid="01f49a83" officeooo:paragraph-rsid="01f5cde8" style:font-weight-asian="normal" style:font-weight-complex="normal"/>
    </style:style>
    <style:style style:name="P25" style:family="paragraph" style:parent-style-name="Text_20_body">
      <style:text-properties fo:font-weight="normal" officeooo:rsid="01f49a83" officeooo:paragraph-rsid="01fc5c39" style:font-weight-asian="normal" style:font-weight-complex="normal"/>
    </style:style>
    <style:style style:name="P26" style:family="paragraph" style:parent-style-name="Text_20_body">
      <style:text-properties fo:font-weight="normal" officeooo:rsid="0214b894" officeooo:paragraph-rsid="0214b894" style:font-weight-asian="normal" style:font-weight-complex="normal"/>
    </style:style>
    <style:style style:name="P27" style:family="paragraph" style:parent-style-name="Text_20_body">
      <style:text-properties fo:font-weight="normal" officeooo:rsid="015addb3" officeooo:paragraph-rsid="015addb3"/>
    </style:style>
    <style:style style:name="P28" style:family="paragraph" style:parent-style-name="Text_20_body">
      <style:text-properties fo:font-weight="normal" officeooo:paragraph-rsid="01631898"/>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fo:font-size="12pt" officeooo:rsid="00549583" officeooo:paragraph-rsid="00549583" style:font-size-asian="10.5pt" style:font-size-complex="12pt"/>
    </style:style>
    <style:style style:name="P31" style:family="paragraph" style:parent-style-name="Text_20_body">
      <style:text-properties fo:font-size="12pt" officeooo:rsid="01d080d4" officeooo:paragraph-rsid="01d080d4" style:font-size-asian="10.5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059ba75" officeooo:paragraph-rsid="0059ba75" style:font-size-asian="12pt" style:font-size-complex="12pt"/>
    </style:style>
    <style:style style:name="P34" style:family="paragraph" style:parent-style-name="Text_20_body">
      <style:text-properties fo:font-size="12pt" officeooo:paragraph-rsid="007886d2" style:font-size-asian="12pt" style:font-size-complex="12pt"/>
    </style:style>
    <style:style style:name="P35" style:family="paragraph" style:parent-style-name="Text_20_body">
      <style:text-properties fo:font-size="12pt" officeooo:rsid="017990e4" officeooo:paragraph-rsid="0211e175" style:font-size-asian="12pt" style:font-size-complex="12pt"/>
    </style:style>
    <style:style style:name="P36" style:family="paragraph" style:parent-style-name="Text_20_body">
      <style:text-properties fo:font-size="12pt" fo:font-weight="bold" officeooo:rsid="006388ad" officeooo:paragraph-rsid="006388ad" style:font-size-asian="12pt" style:font-weight-asian="bold" style:font-size-complex="12pt" style:font-weight-complex="bold"/>
    </style:style>
    <style:style style:name="P37" style:family="paragraph" style:parent-style-name="Text_20_body">
      <style:text-properties fo:font-size="12pt" fo:font-weight="bold" officeooo:rsid="0072c35b" officeooo:paragraph-rsid="0072c35b" style:font-size-asian="12pt" style:font-weight-asian="bold" style:font-size-complex="12pt" style:font-weight-complex="bold"/>
    </style:style>
    <style:style style:name="P38" style:family="paragraph" style:parent-style-name="Text_20_body">
      <style:text-properties fo:font-size="12pt" fo:font-weight="bold" officeooo:rsid="007886d2" officeooo:paragraph-rsid="007886d2" style:font-size-asian="12pt" style:font-weight-asian="bold" style:font-size-complex="12pt" style:font-weight-complex="bold"/>
    </style:style>
    <style:style style:name="P39" style:family="paragraph" style:parent-style-name="Text_20_body">
      <style:text-properties fo:font-size="12pt" fo:font-weight="bold" officeooo:rsid="008a268c" officeooo:paragraph-rsid="008a268c" style:font-size-asian="12pt" style:font-weight-asian="bold" style:font-size-complex="12pt" style:font-weight-complex="bold"/>
    </style:style>
    <style:style style:name="P40" style:family="paragraph" style:parent-style-name="Text_20_body">
      <style:text-properties fo:font-size="12pt" fo:font-weight="bold" officeooo:rsid="00963c5d" officeooo:paragraph-rsid="0211e175" style:font-size-asian="12pt" style:font-weight-asian="bold" style:font-size-complex="12pt" style:font-weight-complex="bold"/>
    </style:style>
    <style:style style:name="P41" style:family="paragraph" style:parent-style-name="Text_20_body">
      <style:text-properties fo:font-size="12pt" fo:font-weight="normal" officeooo:rsid="008a268c" officeooo:paragraph-rsid="008a268c" style:font-size-asian="12pt" style:font-weight-asian="normal" style:font-size-complex="12pt" style:font-weight-complex="normal"/>
    </style:style>
    <style:style style:name="P42" style:family="paragraph" style:parent-style-name="Text_20_body">
      <style:text-properties fo:font-size="12pt" fo:font-weight="normal" officeooo:rsid="009a2422" officeooo:paragraph-rsid="00f8ae97" style:font-size-asian="10.5pt" style:font-weight-asian="normal" style:font-size-complex="12pt" style:font-weight-complex="normal"/>
    </style:style>
    <style:style style:name="P43" style:family="paragraph" style:parent-style-name="Text_20_body">
      <style:text-properties fo:font-size="12pt" fo:font-weight="normal" officeooo:rsid="009a2422" officeooo:paragraph-rsid="013d4343" style:font-size-asian="10.5pt" style:font-weight-asian="normal" style:font-size-complex="12pt" style:font-weight-complex="normal"/>
    </style:style>
    <style:style style:name="P44" style:family="paragraph" style:parent-style-name="Text_20_body">
      <style:text-properties fo:font-size="12pt" fo:font-weight="normal" officeooo:rsid="009a2422" officeooo:paragraph-rsid="020c98a8" style:font-size-asian="10.5pt" style:font-weight-asian="normal" style:font-size-complex="12pt" style:font-weight-complex="normal"/>
    </style:style>
    <style:style style:name="P45" style:family="paragraph" style:parent-style-name="Text_20_body">
      <style:text-properties fo:font-size="12pt" fo:font-weight="normal" officeooo:rsid="0200d96c" officeooo:paragraph-rsid="0200d96c" style:font-size-asian="10.5pt" style:font-weight-asian="normal" style:font-size-complex="12pt" style:font-weight-complex="normal"/>
    </style:style>
    <style:style style:name="P46" style:family="paragraph" style:parent-style-name="Text_20_body">
      <style:text-properties fo:font-size="12pt" fo:font-weight="normal" officeooo:rsid="01f5e27d" officeooo:paragraph-rsid="01f5cde8" style:font-size-asian="10.5pt" style:font-weight-asian="normal" style:font-size-complex="12pt" style:font-weight-complex="normal"/>
    </style:style>
    <style:style style:name="P47" style:family="paragraph" style:parent-style-name="Text_20_body">
      <style:text-properties fo:font-size="12pt" style:text-underline-style="solid" style:text-underline-width="auto" style:text-underline-color="font-color" fo:font-weight="bold" officeooo:rsid="007886d2" officeooo:paragraph-rsid="007886d2" style:font-size-asian="12pt" style:font-weight-asian="bold" style:font-size-complex="12pt" style:font-weight-complex="bold"/>
    </style:style>
    <style:style style:name="P48" style:family="paragraph" style:parent-style-name="Text_20_body">
      <style:text-properties fo:font-size="12pt" style:text-underline-style="none" fo:font-weight="bold" officeooo:rsid="007be76b" officeooo:paragraph-rsid="007be76b" style:font-size-asian="12pt" style:font-weight-asian="bold" style:font-size-complex="12pt" style:font-weight-complex="bold"/>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officeooo:rsid="017d6a81" officeooo:paragraph-rsid="017d6a81" style:font-size-asian="14pt" style:font-size-complex="14pt"/>
    </style:style>
    <style:style style:name="P51" style:family="paragraph" style:parent-style-name="Text_20_body">
      <style:text-properties fo:font-size="14pt" officeooo:rsid="01853e0f" officeooo:paragraph-rsid="019376b0" style:font-size-asian="14pt" style:font-size-complex="14pt"/>
    </style:style>
    <style:style style:name="P52" style:family="paragraph" style:parent-style-name="Text_20_body">
      <style:text-properties fo:font-size="14pt" officeooo:rsid="0186a51f" officeooo:paragraph-rsid="018cf3e9" style:font-size-asian="14pt" style:font-size-complex="14pt"/>
    </style:style>
    <style:style style:name="P53" style:family="paragraph" style:parent-style-name="Text_20_body">
      <style:text-properties fo:font-size="14pt" officeooo:rsid="01e462ea" officeooo:paragraph-rsid="01e462ea" style:font-size-asian="14pt" style:font-size-complex="14pt"/>
    </style:style>
    <style:style style:name="P54" style:family="paragraph" style:parent-style-name="Text_20_body">
      <style:text-properties fo:font-size="14pt" officeooo:paragraph-rsid="0211e175" style:font-size-asian="14pt" style:font-size-complex="14pt"/>
    </style:style>
    <style:style style:name="P55" style:family="paragraph" style:parent-style-name="Text_20_body">
      <style:text-properties fo:font-size="14pt" officeooo:paragraph-rsid="02233c72" style:font-size-asian="14pt" style:font-size-complex="14pt"/>
    </style:style>
    <style:style style:name="P56" style:family="paragraph" style:parent-style-name="Text_20_body">
      <style:text-properties fo:font-size="14pt" style:text-underline-style="solid" style:text-underline-width="auto" style:text-underline-color="font-color" fo:font-weight="bold" officeooo:rsid="006388ad" officeooo:paragraph-rsid="008e215b" style:font-size-asian="14pt" style:font-weight-asian="bold" style:font-size-complex="14pt" style:font-weight-complex="bold"/>
    </style:style>
    <style:style style:name="P57" style:family="paragraph" style:parent-style-name="Text_20_body">
      <style:text-properties fo:font-size="14pt" style:text-underline-style="solid" style:text-underline-width="auto" style:text-underline-color="font-color" fo:font-weight="bold" officeooo:rsid="0082428b" officeooo:paragraph-rsid="0082428b" style:font-size-asian="14pt" style:font-weight-asian="bold" style:font-size-complex="14pt" style:font-weight-complex="bold"/>
    </style:style>
    <style:style style:name="P58" style:family="paragraph" style:parent-style-name="Text_20_body">
      <style:text-properties fo:font-size="14pt" style:text-underline-style="none" fo:font-weight="bold" officeooo:rsid="0073a151" officeooo:paragraph-rsid="0073a151" style:font-size-asian="14pt" style:font-weight-asian="bold" style:font-size-complex="14pt" style:font-weight-complex="bold"/>
    </style:style>
    <style:style style:name="P59" style:family="paragraph" style:parent-style-name="Text_20_body">
      <style:text-properties fo:font-size="14pt" style:text-underline-style="none" fo:font-weight="bold" officeooo:rsid="007be76b" officeooo:paragraph-rsid="007be76b" style:font-size-asian="14pt" style:font-weight-asian="bold" style:font-size-complex="14pt" style:font-weight-complex="bold"/>
    </style:style>
    <style:style style:name="P60" style:family="paragraph" style:parent-style-name="Text_20_body">
      <style:text-properties fo:font-size="14pt" fo:font-weight="bold" officeooo:rsid="01853e0f" officeooo:paragraph-rsid="01853e0f" style:font-size-asian="14pt" style:font-weight-asian="bold" style:font-size-complex="14pt" style:font-weight-complex="bold"/>
    </style:style>
    <style:style style:name="P61" style:family="paragraph" style:parent-style-name="Text_20_body">
      <style:text-properties fo:font-size="14pt" fo:font-weight="bold" officeooo:rsid="017d6a81" officeooo:paragraph-rsid="017d6a81" style:font-size-asian="14pt" style:font-weight-asian="bold" style:font-size-complex="14pt" style:font-weight-complex="bold"/>
    </style:style>
    <style:style style:name="P62" style:family="paragraph" style:parent-style-name="Text_20_body">
      <style:text-properties fo:font-size="14pt" fo:font-style="italic" style:text-underline-style="solid" style:text-underline-width="auto" style:text-underline-color="font-color" fo:font-weight="normal" officeooo:rsid="015addb3" officeooo:paragraph-rsid="015addb3" style:font-size-asian="14pt" style:font-style-asian="italic" style:font-weight-asian="normal" style:font-size-complex="14pt" style:font-style-complex="italic" style:font-weight-complex="normal"/>
    </style:style>
    <style:style style:name="P63" style:family="paragraph" style:parent-style-name="Text_20_body">
      <style:text-properties fo:font-size="14pt" fo:font-style="italic" style:text-underline-style="solid" style:text-underline-width="auto" style:text-underline-color="font-color" fo:font-weight="normal" officeooo:rsid="015f463a" officeooo:paragraph-rsid="015f463a" style:font-size-asian="14pt" style:font-style-asian="italic" style:font-weight-asian="normal" style:font-size-complex="14pt" style:font-style-complex="italic" style:font-weight-complex="normal"/>
    </style:style>
    <style:style style:name="P64" style:family="paragraph" style:parent-style-name="Text_20_body">
      <style:text-properties fo:font-size="14pt" fo:font-style="italic" fo:font-weight="normal" officeooo:rsid="015f463a" officeooo:paragraph-rsid="015f463a" style:font-size-asian="14pt" style:font-style-asian="italic" style:font-weight-asian="normal" style:font-size-complex="14pt" style:font-style-complex="italic" style:font-weight-complex="normal"/>
    </style:style>
    <style:style style:name="P65" style:family="paragraph" style:parent-style-name="Text_20_body">
      <style:text-properties officeooo:rsid="005d461b" officeooo:paragraph-rsid="005d461b"/>
    </style:style>
    <style:style style:name="P66" style:family="paragraph" style:parent-style-name="Text_20_body">
      <style:text-properties officeooo:paragraph-rsid="005d461b"/>
    </style:style>
    <style:style style:name="P67" style:family="paragraph" style:parent-style-name="Text_20_body">
      <style:text-properties officeooo:paragraph-rsid="006388ad"/>
    </style:style>
    <style:style style:name="P68" style:family="paragraph" style:parent-style-name="Text_20_body">
      <style:text-properties officeooo:paragraph-rsid="0072c35b"/>
    </style:style>
    <style:style style:name="P69" style:family="paragraph" style:parent-style-name="Text_20_body">
      <style:text-properties officeooo:paragraph-rsid="007886d2"/>
    </style:style>
    <style:style style:name="P70" style:family="paragraph" style:parent-style-name="Text_20_body">
      <style:text-properties officeooo:paragraph-rsid="0082428b"/>
    </style:style>
    <style:style style:name="P71" style:family="paragraph" style:parent-style-name="Text_20_body">
      <style:text-properties officeooo:paragraph-rsid="00857e63"/>
    </style:style>
    <style:style style:name="P72" style:family="paragraph" style:parent-style-name="Text_20_body">
      <style:text-properties officeooo:paragraph-rsid="00ca2a77"/>
    </style:style>
    <style:style style:name="P73" style:family="paragraph" style:parent-style-name="Text_20_body">
      <style:text-properties officeooo:paragraph-rsid="00cef489"/>
    </style:style>
    <style:style style:name="P74" style:family="paragraph" style:parent-style-name="Text_20_body">
      <style:text-properties officeooo:paragraph-rsid="0155f79f"/>
    </style:style>
    <style:style style:name="P75" style:family="paragraph" style:parent-style-name="Text_20_body">
      <style:text-properties officeooo:paragraph-rsid="01ee9031"/>
    </style:style>
    <style:style style:name="P76" style:family="paragraph" style:parent-style-name="Text_20_body">
      <style:text-properties officeooo:paragraph-rsid="01f5cde8"/>
    </style:style>
    <style:style style:name="P77" style:family="paragraph" style:parent-style-name="Text_20_body">
      <style:text-properties officeooo:paragraph-rsid="01fc5c39"/>
    </style:style>
    <style:style style:name="P78" style:family="paragraph" style:parent-style-name="Text_20_body">
      <style:text-properties officeooo:paragraph-rsid="01fde9b9"/>
    </style:style>
    <style:style style:name="P79" style:family="paragraph" style:parent-style-name="Text_20_body">
      <style:text-properties officeooo:rsid="0200d96c" officeooo:paragraph-rsid="0200d96c"/>
    </style:style>
    <style:style style:name="P80" style:family="paragraph" style:parent-style-name="Text_20_body">
      <style:text-properties officeooo:paragraph-rsid="0211e175"/>
    </style:style>
    <style:style style:name="P81" style:family="paragraph" style:parent-style-name="Text_20_body">
      <style:text-properties fo:font-size="15pt" style:text-underline-style="none" officeooo:paragraph-rsid="02067007" style:font-size-asian="15pt" style:font-size-complex="15pt"/>
    </style:style>
    <style:style style:name="P82" style:family="paragraph" style:parent-style-name="Text_20_body">
      <style:text-properties fo:font-size="15pt" style:text-underline-style="none" officeooo:paragraph-rsid="02233c72" style:font-size-asian="15pt" style:font-size-complex="15pt"/>
    </style:style>
    <style:style style:name="P83" style:family="paragraph" style:parent-style-name="Text_20_body">
      <style:text-properties fo:font-variant="normal" fo:text-transform="none" fo:color="#222222" style:font-name="Liberation Serif" fo:font-size="12pt" fo:letter-spacing="normal" fo:font-style="normal" fo:font-weight="normal" officeooo:paragraph-rsid="02233c72" style:font-size-asian="10.5pt" style:font-weight-asian="normal" style:font-size-complex="12pt" style:font-weight-complex="normal"/>
    </style:style>
    <style:style style:name="P84" style:family="paragraph" style:parent-style-name="Text_20_body">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85" style:family="paragraph" style:parent-style-name="Text_20_body">
      <style:text-properties fo:font-variant="normal" fo:text-transform="none" fo:color="#333333" style:font-name="Liberation Serif" fo:font-size="15pt" fo:letter-spacing="normal" fo:font-style="normal" style:text-underline-style="solid" style:text-underline-width="auto" style:text-underline-color="font-color" fo:font-weight="bold" officeooo:paragraph-rsid="02233c72" style:font-size-asian="15pt" style:font-weight-asian="bold" style:font-size-complex="15pt" style:font-weight-complex="bold"/>
    </style:style>
    <style:style style:name="P86" style:family="paragraph" style:parent-style-name="Text_20_body">
      <style:text-properties fo:font-variant="normal" fo:text-transform="none" fo:color="#333333" style:font-name="Helvetica Neue" fo:font-size="22.5pt" fo:letter-spacing="normal" fo:font-style="normal" fo:font-weight="normal" officeooo:paragraph-rsid="02233c72" style:font-size-asian="14pt" style:font-size-complex="14pt"/>
    </style:style>
    <style:style style:name="P87" style:family="paragraph" style:parent-style-name="Text_20_body">
      <style:text-properties officeooo:paragraph-rsid="0242098d"/>
    </style:style>
    <style:style style:name="P88" style:family="paragraph" style:parent-style-name="Text_20_body">
      <style:text-properties style:font-name="Liberation Serif"/>
    </style:style>
    <style:style style:name="P89" style:family="paragraph" style:parent-style-name="Heading_20_2">
      <style:text-properties fo:font-size="14pt" style:font-size-asian="14pt" style:font-size-complex="14pt"/>
    </style:style>
    <style:style style:name="P90" style:family="paragraph" style:parent-style-name="Heading_20_2">
      <style:text-properties fo:font-size="14pt" officeooo:paragraph-rsid="01765a8d" style:font-size-asian="14pt" style:font-size-complex="14pt"/>
    </style:style>
    <style:style style:name="P91" style:family="paragraph" style:parent-style-name="Heading_20_2">
      <style:text-properties fo:font-size="14pt" officeooo:paragraph-rsid="0211e175" style:font-size-asian="14pt" style:font-size-complex="14pt"/>
    </style:style>
    <style:style style:name="P92" style:family="paragraph" style:parent-style-name="Heading_20_2">
      <style:text-properties fo:font-size="14pt" style:text-underline-style="solid" style:text-underline-width="auto" style:text-underline-color="font-color" style:font-size-asian="14pt" style:font-size-complex="14pt"/>
    </style:style>
    <style:style style:name="P93" style:family="paragraph" style:parent-style-name="Heading_20_2">
      <style:text-properties fo:font-size="14pt" style:text-underline-style="solid" style:text-underline-width="auto" style:text-underline-color="font-color" fo:font-weight="bold" officeooo:rsid="0024c0fa" style:font-size-asian="14pt" style:font-size-complex="14pt"/>
    </style:style>
    <style:style style:name="P94" style:family="paragraph" style:parent-style-name="Heading_20_2">
      <style:text-properties fo:font-size="14pt" fo:font-weight="bold" style:font-size-asian="14pt" style:font-weight-asian="bold" style:font-size-complex="14pt" style:font-weight-complex="bold"/>
    </style:style>
    <style:style style:name="P95" style:family="paragraph" style:parent-style-name="Heading_20_2">
      <style:text-properties fo:font-size="15pt" style:text-underline-style="solid" style:text-underline-width="auto" style:text-underline-color="font-color" fo:font-weight="bold" officeooo:rsid="009a2422" officeooo:paragraph-rsid="0144b929" style:font-size-asian="15pt" style:font-weight-asian="bold" style:font-size-complex="15pt" style:font-weight-complex="bold"/>
    </style:style>
    <style:style style:name="P96" style:family="paragraph" style:parent-style-name="Heading_20_2">
      <style:text-properties fo:font-size="15pt" officeooo:paragraph-rsid="02067007" style:font-size-asian="15pt" style:font-size-complex="15pt"/>
    </style:style>
    <style:style style:name="P97" style:family="paragraph" style:parent-style-name="Heading_20_2">
      <style:text-properties fo:font-size="15pt" officeooo:paragraph-rsid="02233c72" style:font-size-asian="15pt" style:font-size-complex="15pt"/>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size="13pt" officeooo:paragraph-rsid="020a5084" style:font-size-asian="13pt" style:font-size-complex="13pt"/>
    </style:style>
    <style:style style:name="P100" style:family="paragraph" style:parent-style-name="Heading_20_2">
      <style:text-properties officeooo:paragraph-rsid="0212c9f7"/>
    </style:style>
    <style:style style:name="P101" style:family="paragraph" style:parent-style-name="Heading_20_1">
      <style:text-properties fo:font-size="16pt" style:text-underline-style="solid" style:text-underline-width="auto" style:text-underline-color="font-color" style:font-size-asian="16pt" style:font-size-complex="16pt"/>
    </style:style>
    <style:style style:name="P102" style:family="paragraph" style:parent-style-name="Heading_20_1">
      <style:text-properties fo:font-variant="normal" fo:text-transform="none" fo:color="#222222" style:font-name="Liberation Serif" fo:font-size="14pt" fo:letter-spacing="normal" fo:font-style="normal" fo:font-weight="bold" officeooo:paragraph-rsid="02233c72" style:font-size-asian="14pt" style:font-size-complex="14pt"/>
    </style:style>
    <style:style style:name="P103" style:family="paragraph" style:parent-style-name="Heading_20_1">
      <style:text-properties fo:font-variant="normal" fo:text-transform="none" fo:color="#333333" style:font-name="Liberation Serif" fo:font-size="14pt" fo:letter-spacing="normal" fo:font-style="normal" fo:font-weight="bold" officeooo:paragraph-rsid="02233c72" style:font-size-asian="14pt" style:font-weight-asian="bold" style:font-size-complex="14pt" style:font-weight-complex="bold"/>
    </style:style>
    <style:style style:name="P104" style:family="paragraph" style:parent-style-name="Heading_20_1">
      <style:text-properties fo:font-variant="normal" fo:text-transform="none" fo:color="#333333" style:font-name="Liberation Serif" fo:font-size="16pt" fo:letter-spacing="normal" fo:font-style="normal" style:text-underline-style="solid" style:text-underline-width="auto" style:text-underline-color="font-color" fo:font-weight="bold" officeooo:paragraph-rsid="02233c72" style:font-size-asian="16pt" style:font-weight-asian="bold" style:font-size-complex="16pt" style:font-weight-complex="bold"/>
    </style:style>
    <style:style style:name="P105" style:family="paragraph" style:parent-style-name="Heading_20_1">
      <style:text-properties fo:font-size="15pt" style:font-size-asian="15pt" style:font-size-complex="15pt"/>
    </style:style>
    <style:style style:name="P106" style:family="paragraph" style:parent-style-name="Table_20_Contents">
      <style:paragraph-properties fo:text-align="center" style:justify-single-word="false"/>
      <style:text-properties fo:font-size="13pt" fo:font-weight="bold" officeooo:rsid="020a5084" officeooo:paragraph-rsid="021e5a4d" style:font-size-asian="13pt" style:font-weight-asian="bold" style:font-size-complex="13pt" style:font-weight-complex="bold"/>
    </style:style>
    <style:style style:name="P107" style:family="paragraph" style:parent-style-name="Table_20_Contents">
      <style:paragraph-properties fo:text-align="center" style:justify-single-word="false"/>
      <style:text-properties fo:font-size="13pt" fo:font-weight="bold" officeooo:rsid="020a5084" officeooo:paragraph-rsid="02233c72" style:font-size-asian="13pt" style:font-weight-asian="bold" style:font-size-complex="13pt" style:font-weight-complex="bold"/>
    </style:style>
    <style:style style:name="P108" style:family="paragraph" style:parent-style-name="Table_20_Contents">
      <style:text-properties fo:font-size="14pt" officeooo:rsid="021f9641" officeooo:paragraph-rsid="021f9641" style:font-size-asian="14pt" style:font-size-complex="14pt"/>
    </style:style>
    <style:style style:name="P109" style:family="paragraph" style:parent-style-name="Table_20_Contents">
      <style:text-properties fo:font-size="14pt" officeooo:rsid="021f9641" officeooo:paragraph-rsid="02233c72" style:font-size-asian="14pt" style:font-size-complex="14pt"/>
    </style:style>
    <style:style style:name="P110" style:family="paragraph" style:parent-style-name="Table_20_Contents">
      <style:text-properties fo:font-size="14pt" officeooo:rsid="0220e7a7" officeooo:paragraph-rsid="0220e7a7" style:font-size-asian="14pt" style:font-size-complex="14pt"/>
    </style:style>
    <style:style style:name="P111" style:family="paragraph" style:parent-style-name="Table_20_Contents">
      <style:paragraph-properties fo:text-align="start" style:justify-single-word="false"/>
      <style:text-properties fo:font-size="14pt" officeooo:rsid="0220e7a7" officeooo:paragraph-rsid="0220e7a7" style:font-size-asian="14pt" style:font-size-complex="14pt"/>
    </style:style>
    <style:style style:name="P112" style:family="paragraph" style:parent-style-name="Table_20_Contents">
      <style:paragraph-properties fo:text-align="start" style:justify-single-word="false"/>
      <style:text-properties fo:font-size="14pt" officeooo:rsid="0220e7a7" officeooo:paragraph-rsid="02233c72" style:font-size-asian="14pt" style:font-size-complex="14pt"/>
    </style:style>
    <style:style style:name="P113" style:family="paragraph" style:parent-style-name="Table_20_Contents">
      <style:paragraph-properties fo:text-align="start" style:justify-single-word="false"/>
      <style:text-properties fo:font-size="14pt" officeooo:rsid="0220e7a7" officeooo:paragraph-rsid="023bd783" style:font-size-asian="14pt" style:font-size-complex="14pt"/>
    </style:style>
    <style:style style:name="P114" style:family="paragraph" style:parent-style-name="Table_20_Contents">
      <style:text-properties fo:font-size="14pt" officeooo:rsid="0220e7a7" officeooo:paragraph-rsid="02233c72" style:font-size-asian="14pt" style:font-size-complex="14pt"/>
    </style:style>
    <style:style style:name="P115" style:family="paragraph" style:parent-style-name="Table_20_Contents">
      <style:paragraph-properties fo:text-align="start" style:justify-single-word="false"/>
      <style:text-properties fo:font-size="14pt" officeooo:rsid="0220e8bd" officeooo:paragraph-rsid="0220e8bd" style:font-size-asian="14pt" style:font-size-complex="14pt"/>
    </style:style>
    <style:style style:name="P116" style:family="paragraph" style:parent-style-name="Table_20_Contents">
      <style:paragraph-properties fo:text-align="start" style:justify-single-word="false"/>
      <style:text-properties fo:font-size="14pt" officeooo:rsid="0220e8bd" officeooo:paragraph-rsid="02233c72" style:font-size-asian="14pt" style:font-size-complex="14pt"/>
    </style:style>
    <style:style style:name="P117" style:family="paragraph" style:parent-style-name="Table_20_Contents">
      <style:paragraph-properties fo:text-align="center" style:justify-single-word="false"/>
      <style:text-properties fo:font-size="14pt" fo:font-weight="bold" officeooo:rsid="017eb962" officeooo:paragraph-rsid="020a5084" style:font-size-asian="14pt" style:font-weight-asian="bold" style:font-size-complex="14pt" style:font-weight-complex="bold"/>
    </style:style>
    <style:style style:name="P118" style:family="paragraph" style:parent-style-name="Table_20_Contents">
      <style:paragraph-properties fo:text-align="center" style:justify-single-word="false"/>
      <style:text-properties fo:font-size="14pt" fo:font-weight="bold" officeooo:rsid="017e118b" officeooo:paragraph-rsid="020a5084"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officeooo:paragraph-rsid="0223b5b3"/>
    </style:style>
    <style:style style:name="P120" style:family="paragraph" style:parent-style-name="Table_20_Contents">
      <style:paragraph-properties fo:text-align="start" style:justify-single-word="false"/>
      <style:text-properties officeooo:paragraph-rsid="02253bbe"/>
    </style:style>
    <style:style style:name="P121" style:family="paragraph" style:parent-style-name="Standard">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122" style:family="paragraph" style:parent-style-name="Heading_20_4">
      <style:text-properties style:font-name="Liberation Serif"/>
    </style:style>
    <style:style style:name="P123" style:family="paragraph" style:parent-style-name="Heading_20_5">
      <style:text-properties style:font-name="Liberation Serif"/>
    </style:style>
    <style:style style:name="P124" style:family="paragraph" style:parent-style-name="Text_20_body" style:list-style-name="L1"/>
    <style:style style:name="P125" style:family="paragraph" style:parent-style-name="Text_20_body" style:list-style-name="L5">
      <style:text-properties fo:font-size="14pt" officeooo:rsid="0186a51f" officeooo:paragraph-rsid="018cf3e9" style:font-size-asian="14pt" style:font-size-complex="14pt"/>
    </style:style>
    <style:style style:name="P126" style:family="paragraph" style:parent-style-name="Text_20_body" style:list-style-name="L5">
      <style:text-properties fo:font-size="14pt" fo:font-weight="bold" officeooo:rsid="0189cccf" officeooo:paragraph-rsid="0186a51f" style:font-size-asian="14pt" style:font-weight-asian="bold" style:font-size-complex="14pt" style:font-weight-complex="bold"/>
    </style:style>
    <style:style style:name="P127" style:family="paragraph" style:parent-style-name="Text_20_body" style:list-style-name="L5">
      <style:text-properties fo:font-size="14pt" fo:font-weight="bold" officeooo:rsid="01987739" officeooo:paragraph-rsid="01987739" style:font-size-asian="14pt" style:font-weight-asian="bold" style:font-size-complex="14pt" style:font-weight-complex="bold"/>
    </style:style>
    <style:style style:name="P128" style:family="paragraph" style:parent-style-name="Text_20_body" style:list-style-name="L5">
      <style:text-properties fo:font-size="14pt" fo:font-weight="bold" officeooo:rsid="019c6cc0" officeooo:paragraph-rsid="019e5290" style:font-size-asian="14pt" style:font-weight-asian="bold" style:font-size-complex="14pt" style:font-weight-complex="bold"/>
    </style:style>
    <style:style style:name="P129" style:family="paragraph" style:parent-style-name="Text_20_body" style:list-style-name="L5">
      <style:text-properties fo:font-size="14pt" fo:font-weight="bold" officeooo:rsid="019c6cc0" officeooo:paragraph-rsid="019c6cc0" style:font-size-asian="14pt" style:font-weight-asian="bold" style:font-size-complex="14pt" style:font-weight-complex="bold"/>
    </style:style>
    <style:style style:name="P130" style:family="paragraph" style:parent-style-name="Text_20_body" style:list-style-name="L5">
      <style:text-properties fo:font-size="14pt" fo:font-weight="bold" officeooo:rsid="019c6cc0" officeooo:paragraph-rsid="019efdcd" style:font-size-asian="14pt" style:font-weight-asian="bold" style:font-size-complex="14pt" style:font-weight-complex="bold"/>
    </style:style>
    <style:style style:name="P131" style:family="paragraph" style:parent-style-name="Text_20_body" style:list-style-name="L5">
      <style:text-properties fo:font-size="14pt" fo:font-weight="bold" officeooo:rsid="019c6cc0" officeooo:paragraph-rsid="01a03c0a" style:font-size-asian="14pt" style:font-weight-asian="bold" style:font-size-complex="14pt" style:font-weight-complex="bold"/>
    </style:style>
    <style:style style:name="P132" style:family="paragraph" style:parent-style-name="Text_20_body" style:list-style-name="L5">
      <style:text-properties fo:font-size="14pt" fo:font-weight="bold" officeooo:rsid="019c6cc0" officeooo:paragraph-rsid="01a2d725" style:font-size-asian="14pt" style:font-weight-asian="bold" style:font-size-complex="14pt" style:font-weight-complex="bold"/>
    </style:style>
    <style:style style:name="P133" style:family="paragraph" style:parent-style-name="Text_20_body" style:list-style-name="L5">
      <style:text-properties fo:font-size="14pt" fo:font-weight="bold" officeooo:rsid="019c6cc0" officeooo:paragraph-rsid="01a45956" style:font-size-asian="14pt" style:font-weight-asian="bold" style:font-size-complex="14pt" style:font-weight-complex="bold"/>
    </style:style>
    <style:style style:name="P134" style:family="paragraph" style:parent-style-name="Text_20_body" style:list-style-name="L5">
      <style:text-properties fo:font-size="14pt" fo:font-weight="bold" officeooo:rsid="019c6cc0" officeooo:paragraph-rsid="01b545ee" style:font-size-asian="14pt" style:font-weight-asian="bold" style:font-size-complex="14pt" style:font-weight-complex="bold"/>
    </style:style>
    <style:style style:name="P135" style:family="paragraph" style:parent-style-name="Text_20_body" style:list-style-name="L5">
      <style:text-properties fo:font-size="14pt" fo:font-weight="bold" officeooo:rsid="019c6cc0" officeooo:paragraph-rsid="01b5cc8b" style:font-size-asian="14pt" style:font-weight-asian="bold" style:font-size-complex="14pt" style:font-weight-complex="bold"/>
    </style:style>
    <style:style style:name="P136" style:family="paragraph" style:parent-style-name="Text_20_body" style:list-style-name="L5">
      <style:text-properties fo:font-size="14pt" fo:font-weight="bold" officeooo:rsid="019c6cc0" officeooo:paragraph-rsid="01bed9b7" style:font-size-asian="14pt" style:font-weight-asian="bold" style:font-size-complex="14pt" style:font-weight-complex="bold"/>
    </style:style>
    <style:style style:name="P137" style:family="paragraph" style:parent-style-name="Text_20_body" style:list-style-name="L5">
      <style:text-properties fo:font-size="14pt" fo:font-weight="bold" officeooo:rsid="01b7f233" officeooo:paragraph-rsid="01b7f233" style:font-size-asian="14pt" style:font-weight-asian="bold" style:font-size-complex="14pt" style:font-weight-complex="bold"/>
    </style:style>
    <style:style style:name="P138" style:family="paragraph" style:parent-style-name="Text_20_body" style:list-style-name="L5">
      <style:text-properties fo:font-size="14pt" fo:font-weight="bold" officeooo:rsid="01bed9b7" officeooo:paragraph-rsid="01bfefd9" style:font-size-asian="14pt" style:font-weight-asian="bold" style:font-size-complex="14pt" style:font-weight-complex="bold"/>
    </style:style>
    <style:style style:name="P139" style:family="paragraph" style:parent-style-name="Text_20_body" style:list-style-name="L5">
      <style:text-properties fo:font-size="14pt" fo:font-weight="bold" officeooo:rsid="01bfefd9" officeooo:paragraph-rsid="01bfefd9" style:font-size-asian="14pt" style:font-weight-asian="bold" style:font-size-complex="14pt" style:font-weight-complex="bold"/>
    </style:style>
    <style:style style:name="P140" style:family="paragraph" style:parent-style-name="Text_20_body" style:list-style-name="L5">
      <style:text-properties fo:font-size="14pt" fo:font-weight="normal" officeooo:rsid="01987739" officeooo:paragraph-rsid="01987739" style:font-size-asian="14pt" style:font-weight-asian="normal" style:font-size-complex="14pt" style:font-weight-complex="normal"/>
    </style:style>
    <style:style style:name="P141" style:family="paragraph" style:parent-style-name="Text_20_body" style:list-style-name="L19">
      <style:text-properties style:font-name="Liberation Serif"/>
    </style:style>
    <style:style style:name="P142" style:family="paragraph" style:parent-style-name="Text_20_body" style:list-style-name="L20">
      <style:text-properties style:font-name="Liberation Serif"/>
    </style:style>
    <style:style style:name="P143" style:family="paragraph" style:parent-style-name="Text_20_body" style:list-style-name="L21">
      <style:text-properties style:font-name="Liberation Serif"/>
    </style:style>
    <style:style style:name="P144" style:family="paragraph" style:parent-style-name="Text_20_body" style:list-style-name="L22">
      <style:text-properties style:font-name="Liberation Serif"/>
    </style:style>
    <style:style style:name="P145" style:family="paragraph" style:parent-style-name="Text_20_body" style:list-style-name="L23">
      <style:text-properties style:font-name="Liberation Serif"/>
    </style:style>
    <style:style style:name="P146" style:family="paragraph" style:parent-style-name="Text_20_body" style:list-style-name="L24">
      <style:text-properties style:font-name="Liberation Serif"/>
    </style:style>
    <style:style style:name="P147" style:family="paragraph" style:parent-style-name="Text_20_body" style:list-style-name="L25">
      <style:text-properties style:font-name="Liberation Serif"/>
    </style:style>
    <style:style style:name="P148" style:family="paragraph" style:parent-style-name="Text_20_body" style:list-style-name="L26">
      <style:text-properties style:font-name="Liberation Serif"/>
    </style:style>
    <style:style style:name="P149" style:family="paragraph" style:parent-style-name="Text_20_body" style:list-style-name="L1">
      <style:paragraph-properties fo:margin-top="0cm" fo:margin-bottom="0cm" loext:contextual-spacing="false"/>
    </style:style>
    <style:style style:name="P150" style:family="paragraph" style:parent-style-name="Text_20_body" style:list-style-name="L19">
      <style:paragraph-properties fo:margin-top="0cm" fo:margin-bottom="0cm" loext:contextual-spacing="false"/>
      <style:text-properties style:font-name="Liberation Serif"/>
    </style:style>
    <style:style style:name="P151" style:family="paragraph" style:parent-style-name="Text_20_body" style:list-style-name="L20">
      <style:paragraph-properties fo:margin-top="0cm" fo:margin-bottom="0cm" loext:contextual-spacing="false"/>
      <style:text-properties style:font-name="Liberation Serif"/>
    </style:style>
    <style:style style:name="P152" style:family="paragraph" style:parent-style-name="Text_20_body" style:list-style-name="L21">
      <style:paragraph-properties fo:margin-top="0cm" fo:margin-bottom="0cm" loext:contextual-spacing="false"/>
      <style:text-properties style:font-name="Liberation Serif"/>
    </style:style>
    <style:style style:name="P153" style:family="paragraph" style:parent-style-name="Text_20_body" style:list-style-name="L22">
      <style:paragraph-properties fo:margin-top="0cm" fo:margin-bottom="0cm" loext:contextual-spacing="false"/>
      <style:text-properties style:font-name="Liberation Serif"/>
    </style:style>
    <style:style style:name="P154" style:family="paragraph" style:parent-style-name="Text_20_body" style:list-style-name="L23">
      <style:paragraph-properties fo:margin-top="0cm" fo:margin-bottom="0cm" loext:contextual-spacing="false"/>
      <style:text-properties style:font-name="Liberation Serif"/>
    </style:style>
    <style:style style:name="P155" style:family="paragraph" style:parent-style-name="Text_20_body" style:list-style-name="L24">
      <style:paragraph-properties fo:margin-top="0cm" fo:margin-bottom="0cm" loext:contextual-spacing="false"/>
      <style:text-properties style:font-name="Liberation Serif"/>
    </style:style>
    <style:style style:name="P156" style:family="paragraph" style:parent-style-name="Text_20_body" style:list-style-name="L25">
      <style:paragraph-properties fo:margin-top="0cm" fo:margin-bottom="0cm" loext:contextual-spacing="false"/>
      <style:text-properties style:font-name="Liberation Serif"/>
    </style:style>
    <style:style style:name="P157" style:family="paragraph" style:parent-style-name="Text_20_body" style:list-style-name="L26">
      <style:paragraph-properties fo:margin-top="0cm" fo:margin-bottom="0cm" loext:contextual-spacing="false"/>
      <style:text-properties style:font-name="Liberation Serif"/>
    </style:style>
    <style:style style:name="P158" style:family="paragraph" style:parent-style-name="Heading_20_3">
      <style:text-properties fo:font-variant="normal" fo:text-transform="none" fo:color="#333333" style:font-name="Liberation Serif" fo:font-size="14pt" fo:letter-spacing="normal" fo:font-style="normal" style:text-underline-style="solid" style:text-underline-width="auto" style:text-underline-color="font-color" fo:font-weight="bold" officeooo:paragraph-rsid="02233c72" style:font-size-asian="14pt" style:font-weight-asian="bold" style:font-size-complex="14pt" style:font-weight-complex="bold"/>
    </style:style>
    <style:style style:name="P159" style:family="paragraph" style:parent-style-name="Table_20_Contents" style:list-style-name="L2">
      <style:text-properties fo:font-size="13pt" officeooo:paragraph-rsid="020a5084" style:font-size-asian="13pt" style:font-size-complex="13pt"/>
    </style:style>
    <style:style style:name="P160" style:family="paragraph" style:parent-style-name="Table_20_Contents" style:list-style-name="L3">
      <style:text-properties fo:font-size="13pt" officeooo:paragraph-rsid="020a5084" style:font-size-asian="13pt" style:font-size-complex="13pt"/>
    </style:style>
    <style:style style:name="P161" style:family="paragraph" style:parent-style-name="Table_20_Contents" style:list-style-name="L4">
      <style:text-properties fo:font-size="13pt" officeooo:paragraph-rsid="020a5084" style:font-size-asian="13pt" style:font-size-complex="13pt"/>
    </style:style>
    <style:style style:name="P162" style:family="paragraph" style:parent-style-name="Table_20_Contents" style:list-style-name="L6">
      <style:paragraph-properties fo:text-align="start" style:justify-single-word="false"/>
      <style:text-properties fo:font-size="14pt" officeooo:rsid="0220e8bd" officeooo:paragraph-rsid="023bd783" style:font-size-asian="14pt" style:font-size-complex="14pt"/>
    </style:style>
    <style:style style:name="P163" style:family="paragraph" style:parent-style-name="Table_20_Contents" style:list-style-name="L7">
      <style:paragraph-properties fo:text-align="start" style:justify-single-word="false"/>
      <style:text-properties fo:font-size="14pt" officeooo:rsid="0220e8bd" officeooo:paragraph-rsid="0223b5b3" style:font-size-asian="14pt" style:font-size-complex="14pt"/>
    </style:style>
    <style:style style:name="P164" style:family="paragraph" style:parent-style-name="Table_20_Contents" style:list-style-name="L7">
      <style:paragraph-properties fo:text-align="start" style:justify-single-word="false"/>
      <style:text-properties fo:font-size="14pt" officeooo:rsid="0223b5b3" officeooo:paragraph-rsid="0223b5b3" style:font-size-asian="14pt" style:font-size-complex="14pt"/>
    </style:style>
    <style:style style:name="P165" style:family="paragraph" style:parent-style-name="Table_20_Contents" style:list-style-name="L8">
      <style:paragraph-properties fo:text-align="start" style:justify-single-word="false"/>
      <style:text-properties fo:font-size="14pt" officeooo:rsid="02253bbe" officeooo:paragraph-rsid="02279fc8" style:font-size-asian="14pt" style:font-size-complex="14pt"/>
    </style:style>
    <style:style style:name="P166" style:family="paragraph" style:parent-style-name="Table_20_Contents" style:list-style-name="L8">
      <style:paragraph-properties fo:text-align="start" style:justify-single-word="false"/>
      <style:text-properties fo:font-size="14pt" officeooo:rsid="0225e774" officeooo:paragraph-rsid="0225e774" style:font-size-asian="14pt" style:font-size-complex="14pt"/>
    </style:style>
    <style:style style:name="P167" style:family="paragraph" style:parent-style-name="Table_20_Contents" style:list-style-name="L9">
      <style:paragraph-properties fo:text-align="start" style:justify-single-word="false"/>
      <style:text-properties fo:font-size="14pt" officeooo:rsid="02279fc8" officeooo:paragraph-rsid="02279fc8" style:font-size-asian="14pt" style:font-size-complex="14pt"/>
    </style:style>
    <style:style style:name="P168" style:family="paragraph" style:parent-style-name="Table_20_Contents" style:list-style-name="L9">
      <style:paragraph-properties fo:text-align="start" style:justify-single-word="false"/>
      <style:text-properties fo:font-size="14pt" officeooo:rsid="0228186d" officeooo:paragraph-rsid="0228186d" style:font-size-asian="14pt" style:font-size-complex="14pt"/>
    </style:style>
    <style:style style:name="P169" style:family="paragraph" style:parent-style-name="Table_20_Contents" style:list-style-name="L9">
      <style:paragraph-properties fo:text-align="start" style:justify-single-word="false"/>
      <style:text-properties fo:font-size="14pt" officeooo:rsid="0228186d" officeooo:paragraph-rsid="022ae4f1" style:font-size-asian="14pt" style:font-size-complex="14pt"/>
    </style:style>
    <style:style style:name="P170" style:family="paragraph" style:parent-style-name="Table_20_Contents" style:list-style-name="L9">
      <style:paragraph-properties fo:text-align="start" style:justify-single-word="false"/>
      <style:text-properties fo:font-size="14pt" officeooo:rsid="0228186d" officeooo:paragraph-rsid="022c2924" style:font-size-asian="14pt" style:font-size-complex="14pt"/>
    </style:style>
    <style:style style:name="P171" style:family="paragraph" style:parent-style-name="Table_20_Contents" style:list-style-name="L17">
      <style:paragraph-properties fo:text-align="start" style:justify-single-word="false"/>
      <style:text-properties fo:font-size="14pt" officeooo:rsid="0228186d" officeooo:paragraph-rsid="02373caa" style:font-size-asian="14pt" style:font-size-complex="14pt"/>
    </style:style>
    <style:style style:name="P172" style:family="paragraph" style:parent-style-name="Table_20_Contents" style:list-style-name="L9">
      <style:paragraph-properties fo:text-align="start" style:justify-single-word="false"/>
      <style:text-properties fo:font-size="14pt" officeooo:rsid="0228bf37" officeooo:paragraph-rsid="0228bf37" style:font-size-asian="14pt" style:font-size-complex="14pt"/>
    </style:style>
    <style:style style:name="P173" style:family="paragraph" style:parent-style-name="Table_20_Contents" style:list-style-name="L9">
      <style:paragraph-properties fo:text-align="start" style:justify-single-word="false"/>
      <style:text-properties fo:font-size="14pt" officeooo:rsid="0228bf37" officeooo:paragraph-rsid="022ae4f1" style:font-size-asian="14pt" style:font-size-complex="14pt"/>
    </style:style>
    <style:style style:name="P174" style:family="paragraph" style:parent-style-name="Table_20_Contents" style:list-style-name="L9">
      <style:paragraph-properties fo:text-align="start" style:justify-single-word="false"/>
      <style:text-properties fo:font-size="14pt" officeooo:rsid="022ae4f1" officeooo:paragraph-rsid="022ae4f1" style:font-size-asian="14pt" style:font-size-complex="14pt"/>
    </style:style>
    <style:style style:name="P175" style:family="paragraph" style:parent-style-name="Table_20_Contents" style:list-style-name="L9">
      <style:paragraph-properties fo:text-align="start" style:justify-single-word="false"/>
      <style:text-properties fo:font-size="14pt" officeooo:rsid="022cd7d1" officeooo:paragraph-rsid="022cd7d1" style:font-size-asian="14pt" style:font-size-complex="14pt"/>
    </style:style>
    <style:style style:name="P176" style:family="paragraph" style:parent-style-name="Table_20_Contents" style:list-style-name="L17">
      <style:paragraph-properties fo:text-align="start" style:justify-single-word="false"/>
      <style:text-properties fo:font-size="14pt" officeooo:rsid="022cd7d1" officeooo:paragraph-rsid="02373caa" style:font-size-asian="14pt" style:font-size-complex="14pt"/>
    </style:style>
    <style:style style:name="P177" style:family="paragraph" style:parent-style-name="Table_20_Contents" style:list-style-name="L9">
      <style:paragraph-properties fo:text-align="start" style:justify-single-word="false"/>
      <style:text-properties fo:font-size="14pt" officeooo:rsid="022c2924" officeooo:paragraph-rsid="022c2924" style:font-size-asian="14pt" style:font-size-complex="14pt"/>
    </style:style>
    <style:style style:name="P178" style:family="paragraph" style:parent-style-name="Table_20_Contents" style:list-style-name="L17">
      <style:paragraph-properties fo:text-align="start" style:justify-single-word="false"/>
      <style:text-properties fo:font-size="14pt" officeooo:rsid="022c2924" officeooo:paragraph-rsid="02373caa" style:font-size-asian="14pt" style:font-size-complex="14pt"/>
    </style:style>
    <style:style style:name="P179" style:family="paragraph" style:parent-style-name="Table_20_Contents" style:list-style-name="L10">
      <style:text-properties fo:font-size="14pt" officeooo:rsid="0230a82a" officeooo:paragraph-rsid="0230a82a" style:font-size-asian="14pt" style:font-size-complex="14pt"/>
    </style:style>
    <style:style style:name="P180" style:family="paragraph" style:parent-style-name="Table_20_Contents" style:list-style-name="L11">
      <style:text-properties fo:font-size="14pt" officeooo:rsid="0230a82a" officeooo:paragraph-rsid="0230a82a" style:font-size-asian="14pt" style:font-size-complex="14pt"/>
    </style:style>
    <style:style style:name="P181" style:family="paragraph" style:parent-style-name="Table_20_Contents" style:list-style-name="L12">
      <style:text-properties fo:font-size="14pt" officeooo:rsid="0230a82a" officeooo:paragraph-rsid="0230a82a" style:font-size-asian="14pt" style:font-size-complex="14pt"/>
    </style:style>
    <style:style style:name="P182" style:family="paragraph" style:parent-style-name="Table_20_Contents" style:list-style-name="L13">
      <style:text-properties fo:font-size="14pt" officeooo:rsid="0230a82a" officeooo:paragraph-rsid="0230a82a" style:font-size-asian="14pt" style:font-size-complex="14pt"/>
    </style:style>
    <style:style style:name="P183" style:family="paragraph" style:parent-style-name="Table_20_Contents" style:list-style-name="L14">
      <style:text-properties fo:font-size="14pt" officeooo:rsid="0232183f" officeooo:paragraph-rsid="0232183f" style:font-size-asian="14pt" style:font-size-complex="14pt"/>
    </style:style>
    <style:style style:name="P184" style:family="paragraph" style:parent-style-name="Table_20_Contents" style:list-style-name="L15">
      <style:text-properties fo:font-size="14pt" officeooo:rsid="0232183f" officeooo:paragraph-rsid="0232183f" style:font-size-asian="14pt" style:font-size-complex="14pt"/>
    </style:style>
    <style:style style:name="P185" style:family="paragraph" style:parent-style-name="Table_20_Contents" style:list-style-name="L16">
      <style:text-properties fo:font-size="14pt" officeooo:rsid="0233209e" officeooo:paragraph-rsid="0233209e" style:font-size-asian="14pt" style:font-size-complex="14pt"/>
    </style:style>
    <style:style style:name="P186" style:family="paragraph" style:parent-style-name="Table_20_Contents" style:list-style-name="L17">
      <style:text-properties fo:font-size="14pt" officeooo:rsid="0233209e" officeooo:paragraph-rsid="0233209e" style:font-size-asian="14pt" style:font-size-complex="14pt"/>
    </style:style>
    <style:style style:name="P187" style:family="paragraph" style:parent-style-name="Table_20_Contents" style:list-style-name="L18">
      <style:text-properties fo:font-size="14pt" officeooo:rsid="0233209e" officeooo:paragraph-rsid="0233209e" style:font-size-asian="14pt" style:font-size-complex="14pt"/>
    </style:style>
    <style:style style:name="P188" style:family="paragraph" style:parent-style-name="Table_20_Contents" style:list-style-name="L17">
      <style:text-properties fo:font-size="14pt" officeooo:rsid="0235e1ef" officeooo:paragraph-rsid="0235e1ef" style:font-size-asian="14pt" style:font-size-complex="14pt"/>
    </style:style>
    <style:style style:name="P189" style:family="paragraph" style:parent-style-name="Table_20_Contents" style:list-style-name="L17">
      <style:text-properties fo:font-size="14pt" officeooo:rsid="0235e1ef" officeooo:paragraph-rsid="02364df2" style:font-size-asian="14pt" style:font-size-complex="14pt"/>
    </style:style>
    <style:style style:name="P190" style:family="paragraph" style:parent-style-name="Table_20_Contents" style:list-style-name="L17">
      <style:text-properties fo:font-size="14pt" officeooo:rsid="0235e1ef" officeooo:paragraph-rsid="02373caa" style:font-size-asian="14pt" style:font-size-complex="14pt"/>
    </style:style>
    <style:style style:name="P191" style:family="paragraph" style:parent-style-name="Table_20_Contents" style:list-style-name="L18">
      <style:text-properties fo:font-size="14pt" officeooo:rsid="02399c28" officeooo:paragraph-rsid="02399c28" style:font-size-asian="14pt" style:font-size-complex="14pt"/>
    </style:style>
    <style:style style:name="P192" style:family="paragraph" style:parent-style-name="Table_20_Contents" style:list-style-name="L18">
      <style:text-properties fo:font-size="14pt" officeooo:rsid="02399c28" officeooo:paragraph-rsid="0239e8d9" style:font-size-asian="14pt" style:font-size-complex="14pt"/>
    </style:style>
    <style:style style:name="P193" style:family="paragraph" style:parent-style-name="Table_20_Contents" style:list-style-name="L7">
      <style:paragraph-properties fo:text-align="start" style:justify-single-word="false"/>
      <style:text-properties officeooo:rsid="0223b5b3" officeooo:paragraph-rsid="0223b5b3"/>
    </style:style>
    <style:style style:name="P194" style:family="paragraph" style:parent-style-name="Table_20_Contents" style:list-style-name="L8">
      <style:paragraph-properties fo:text-align="start" style:justify-single-word="false"/>
      <style:text-properties officeooo:rsid="0225e774" officeooo:paragraph-rsid="0225e77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82428b" style:font-weight-asian="bold" style:font-weight-complex="bold"/>
    </style:style>
    <style:style style:name="T4" style:family="text">
      <style:text-properties fo:font-weight="bold" officeooo:rsid="00857e63" style:font-weight-asian="bold" style:font-weight-complex="bold"/>
    </style:style>
    <style:style style:name="T5" style:family="text">
      <style:text-properties fo:font-weight="bold" officeooo:rsid="005bb8f5" style:font-weight-asian="bold" style:font-weight-complex="bold"/>
    </style:style>
    <style:style style:name="T6" style:family="text">
      <style:text-properties fo:font-weight="bold" officeooo:rsid="0084bddc" style:font-weight-asian="bold" style:font-weight-complex="bold"/>
    </style:style>
    <style:style style:name="T7" style:family="text">
      <style:text-properties fo:font-weight="bold" officeooo:rsid="012656b0" style:font-weight-asian="bold" style:font-weight-complex="bold"/>
    </style:style>
    <style:style style:name="T8" style:family="text">
      <style:text-properties fo:font-weight="bold" officeooo:rsid="0126ec20" style:font-weight-asian="bold" style:font-weight-complex="bold"/>
    </style:style>
    <style:style style:name="T9" style:family="text">
      <style:text-properties fo:font-weight="bold" officeooo:rsid="01280504" style:font-weight-asian="bold" style:font-weight-complex="bold"/>
    </style:style>
    <style:style style:name="T10" style:family="text">
      <style:text-properties fo:font-weight="bold" officeooo:rsid="012b5849" style:font-weight-asian="bold" style:font-weight-complex="bold"/>
    </style:style>
    <style:style style:name="T11" style:family="text">
      <style:text-properties fo:font-weight="bold" officeooo:rsid="012ec999" style:font-weight-asian="bold" style:font-weight-complex="bold"/>
    </style:style>
    <style:style style:name="T12" style:family="text">
      <style:text-properties fo:font-weight="bold" officeooo:rsid="01377d8f" style:font-weight-asian="bold" style:font-weight-complex="bold"/>
    </style:style>
    <style:style style:name="T13" style:family="text">
      <style:text-properties fo:font-weight="bold" officeooo:rsid="013a96aa" style:font-weight-asian="bold" style:font-weight-complex="bold"/>
    </style:style>
    <style:style style:name="T14" style:family="text">
      <style:text-properties fo:font-weight="bold" officeooo:rsid="013c5190" style:font-weight-asian="bold" style:font-weight-complex="bold"/>
    </style:style>
    <style:style style:name="T15" style:family="text">
      <style:text-properties fo:font-weight="bold" officeooo:rsid="01406e2d" style:font-weight-asian="bold" style:font-weight-complex="bold"/>
    </style:style>
    <style:style style:name="T16" style:family="text">
      <style:text-properties fo:font-weight="bold" officeooo:rsid="009a2422" style:font-weight-asian="bold" style:font-weight-complex="bold"/>
    </style:style>
    <style:style style:name="T17" style:family="text">
      <style:text-properties fo:font-weight="bold" officeooo:rsid="0155f79f" style:font-weight-asian="bold" style:font-weight-complex="bold"/>
    </style:style>
    <style:style style:name="T18" style:family="text">
      <style:text-properties fo:font-weight="bold" officeooo:rsid="01631898" style:font-weight-asian="bold" style:font-weight-complex="bold"/>
    </style:style>
    <style:style style:name="T19" style:family="text">
      <style:text-properties fo:font-weight="bold" officeooo:rsid="00f8ae97" style:font-weight-asian="bold" style:font-weight-complex="bold"/>
    </style:style>
    <style:style style:name="T20" style:family="text">
      <style:text-properties fo:font-weight="bold" officeooo:rsid="0189cccf" style:font-weight-asian="bold" style:font-weight-complex="bold"/>
    </style:style>
    <style:style style:name="T21" style:family="text">
      <style:text-properties fo:font-weight="bold" officeooo:rsid="019b1bb8" style:font-weight-asian="bold" style:font-weight-complex="bold"/>
    </style:style>
    <style:style style:name="T22" style:family="text">
      <style:text-properties fo:font-weight="bold" officeooo:rsid="019ba609" style:font-weight-asian="bold" style:font-weight-complex="bold"/>
    </style:style>
    <style:style style:name="T23" style:family="text">
      <style:text-properties fo:font-weight="bold" officeooo:rsid="015759f9"/>
    </style:style>
    <style:style style:name="T24" style:family="text">
      <style:text-properties officeooo:rsid="000ca47d"/>
    </style:style>
    <style:style style:name="T25" style:family="text">
      <style:text-properties fo:font-size="12pt" style:font-size-asian="10.5pt" style:font-size-complex="12pt"/>
    </style:style>
    <style:style style:name="T26" style:family="text">
      <style:text-properties fo:font-size="12pt" officeooo:rsid="01ee0946" style:font-size-asian="10.5pt" style:font-size-complex="12pt"/>
    </style:style>
    <style:style style:name="T27" style:family="text">
      <style:text-properties fo:font-size="12pt" officeooo:rsid="01ee9031" style:font-size-asian="10.5pt" style:font-size-complex="12pt"/>
    </style:style>
    <style:style style:name="T28" style:family="text">
      <style:text-properties fo:font-size="12pt" officeooo:rsid="01e462ea" style:font-size-asian="10.5pt" style:font-size-complex="12pt"/>
    </style:style>
    <style:style style:name="T29" style:family="text">
      <style:text-properties fo:font-size="12pt" officeooo:rsid="01efb505" style:font-size-asian="10.5pt" style:font-size-complex="12pt"/>
    </style:style>
    <style:style style:name="T30" style:family="text">
      <style:text-properties fo:font-size="12pt" officeooo:rsid="01f16534" style:font-size-asian="10.5pt" style:font-size-complex="12pt"/>
    </style:style>
    <style:style style:name="T31" style:family="text">
      <style:text-properties fo:font-size="12pt" officeooo:rsid="01f3d265" style:font-size-asian="10.5pt" style:font-size-complex="12pt"/>
    </style:style>
    <style:style style:name="T32" style:family="text">
      <style:text-properties fo:font-size="12pt" officeooo:rsid="01f5cde8" style:font-size-asian="10.5pt" style:font-size-complex="12pt"/>
    </style:style>
    <style:style style:name="T33" style:family="text">
      <style:text-properties fo:font-size="12pt" officeooo:rsid="01f5e27d" style:font-size-asian="10.5pt" style:font-size-complex="12pt"/>
    </style:style>
    <style:style style:name="T34" style:family="text">
      <style:text-properties fo:font-size="12pt" officeooo:rsid="01f68bc8" style:font-size-asian="10.5pt" style:font-size-complex="12pt"/>
    </style:style>
    <style:style style:name="T35" style:family="text">
      <style:text-properties fo:font-size="12pt" officeooo:rsid="01f7be8d" style:font-size-asian="10.5pt" style:font-size-complex="12pt"/>
    </style:style>
    <style:style style:name="T36" style:family="text">
      <style:text-properties fo:font-size="12pt" officeooo:rsid="01fc5c39" style:font-size-asian="10.5pt" style:font-size-complex="12pt"/>
    </style:style>
    <style:style style:name="T37" style:family="text">
      <style:text-properties fo:font-size="12pt" style:font-size-asian="12pt" style:font-size-complex="12pt"/>
    </style:style>
    <style:style style:name="T38" style:family="text">
      <style:text-properties fo:font-size="12pt" officeooo:rsid="005bb8f5" style:font-size-asian="12pt" style:font-size-complex="12pt"/>
    </style:style>
    <style:style style:name="T39" style:family="text">
      <style:text-properties fo:font-size="12pt" officeooo:rsid="0065a528" style:font-size-asian="12pt" style:font-size-complex="12pt"/>
    </style:style>
    <style:style style:name="T40" style:family="text">
      <style:text-properties fo:font-size="12pt" officeooo:rsid="009ea81f" style:font-size-asian="12pt" style:font-size-complex="12pt"/>
    </style:style>
    <style:style style:name="T41" style:family="text">
      <style:text-properties fo:font-size="12pt" officeooo:rsid="00c42d93" style:font-size-asian="12pt" style:font-size-complex="12pt"/>
    </style:style>
    <style:style style:name="T42" style:family="text">
      <style:text-properties fo:font-size="12pt" officeooo:rsid="00c5b839" style:font-size-asian="12pt" style:font-size-complex="12pt"/>
    </style:style>
    <style:style style:name="T43" style:family="text">
      <style:text-properties fo:font-size="12pt" officeooo:rsid="017990e4"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6388ad" style:font-size-asian="12pt" style:font-weight-asian="bold" style:font-size-complex="12pt" style:font-weight-complex="bold"/>
    </style:style>
    <style:style style:name="T46" style:family="text">
      <style:text-properties fo:font-size="12pt" fo:font-weight="bold" officeooo:rsid="0072c35b" style:font-size-asian="12pt" style:font-weight-asian="bold" style:font-size-complex="12pt" style:font-weight-complex="bold"/>
    </style:style>
    <style:style style:name="T47" style:family="text">
      <style:text-properties fo:font-size="12pt" fo:font-weight="bold" officeooo:rsid="00963c5d" style:font-size-asian="12pt" style:font-weight-asian="bold" style:font-size-complex="12pt" style:font-weight-complex="bold"/>
    </style:style>
    <style:style style:name="T48" style:family="text">
      <style:text-properties fo:font-size="12pt" fo:font-weight="bold" officeooo:rsid="00963c5d" style:font-size-asian="10.5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963c5d" style:font-size-asian="10.5pt" style:font-weight-asian="normal" style:font-size-complex="12pt" style:font-weight-complex="normal"/>
    </style:style>
    <style:style style:name="T52" style:family="text">
      <style:text-properties fo:font-size="12pt" fo:font-weight="normal" officeooo:rsid="01f98e01" style:font-size-asian="10.5pt" style:font-weight-asian="normal" style:font-size-complex="12pt" style:font-weight-complex="normal"/>
    </style:style>
    <style:style style:name="T53" style:family="text">
      <style:text-properties fo:font-size="12pt" fo:font-weight="normal" officeooo:rsid="01f9a9d0" style:font-size-asian="10.5pt" style:font-weight-asian="normal" style:font-size-complex="12pt" style:font-weight-complex="normal"/>
    </style:style>
    <style:style style:name="T54" style:family="text">
      <style:text-properties fo:font-size="12pt" fo:font-weight="normal" officeooo:rsid="01f5e27d" style:font-size-asian="10.5pt" style:font-weight-asian="normal" style:font-size-complex="12pt" style:font-weight-complex="normal"/>
    </style:style>
    <style:style style:name="T55" style:family="text">
      <style:text-properties fo:font-size="12pt" fo:font-weight="normal" officeooo:rsid="01fc5c39" style:font-size-asian="10.5pt" style:font-weight-asian="normal" style:font-size-complex="12pt" style:font-weight-complex="normal"/>
    </style:style>
    <style:style style:name="T56" style:family="text">
      <style:text-properties fo:font-size="12pt" fo:font-weight="normal" officeooo:rsid="0201bfaf" style:font-size-asian="10.5pt" style:font-weight-asian="normal" style:font-size-complex="12pt" style:font-weight-complex="normal"/>
    </style:style>
    <style:style style:name="T5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201bfaf"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201bfaf" style:font-size-asian="10.5pt" style:font-style-asian="normal" style:font-weight-asian="normal" style:font-size-complex="12pt" style:font-style-complex="normal" style:font-weight-complex="normal"/>
    </style:style>
    <style:style style:name="T61" style:family="text">
      <style:text-properties officeooo:rsid="001106ec"/>
    </style:style>
    <style:style style:name="T62" style:family="text">
      <style:text-properties officeooo:rsid="001634f7"/>
    </style:style>
    <style:style style:name="T63" style:family="text">
      <style:text-properties officeooo:rsid="00197649"/>
    </style:style>
    <style:style style:name="T64" style:family="text">
      <style:text-properties officeooo:rsid="001bbdcb"/>
    </style:style>
    <style:style style:name="T65" style:family="text">
      <style:text-properties fo:font-weight="normal" style:font-weight-asian="normal" style:font-weight-complex="normal"/>
    </style:style>
    <style:style style:name="T66" style:family="text">
      <style:text-properties fo:font-weight="normal" officeooo:rsid="00ade8e9" style:font-weight-asian="normal" style:font-weight-complex="normal"/>
    </style:style>
    <style:style style:name="T67" style:family="text">
      <style:text-properties fo:font-weight="normal" officeooo:rsid="01740a6c" style:font-weight-asian="normal" style:font-weight-complex="normal"/>
    </style:style>
    <style:style style:name="T68" style:family="text">
      <style:text-properties fo:font-weight="normal" officeooo:rsid="015104ad" style:font-weight-asian="normal" style:font-weight-complex="normal"/>
    </style:style>
    <style:style style:name="T69" style:family="text">
      <style:text-properties fo:font-weight="normal" officeooo:rsid="0150c44b" style:font-weight-asian="normal" style:font-weight-complex="normal"/>
    </style:style>
    <style:style style:name="T70" style:family="text">
      <style:text-properties fo:font-weight="normal" officeooo:rsid="01765a8d" style:font-weight-asian="normal" style:font-weight-complex="normal"/>
    </style:style>
    <style:style style:name="T71" style:family="text">
      <style:text-properties fo:font-weight="normal" officeooo:rsid="01a6a6a1" style:font-weight-asian="normal" style:font-weight-complex="normal"/>
    </style:style>
    <style:style style:name="T72" style:family="text">
      <style:text-properties fo:font-weight="normal" officeooo:rsid="01b7f233" style:font-weight-asian="normal" style:font-weight-complex="normal"/>
    </style:style>
    <style:style style:name="T73" style:family="text">
      <style:text-properties fo:font-weight="normal" officeooo:rsid="01bac2b9" style:font-weight-asian="normal" style:font-weight-complex="normal"/>
    </style:style>
    <style:style style:name="T74" style:family="text">
      <style:text-properties fo:font-weight="normal" officeooo:rsid="01bed9b7" style:font-weight-asian="normal" style:font-weight-complex="normal"/>
    </style:style>
    <style:style style:name="T75" style:family="text">
      <style:text-properties fo:font-weight="normal" officeooo:rsid="009a2422" style:font-weight-asian="normal" style:font-weight-complex="normal"/>
    </style:style>
    <style:style style:name="T76" style:family="text">
      <style:text-properties fo:font-weight="normal" officeooo:rsid="01377d8f" style:font-weight-asian="normal" style:font-weight-complex="normal"/>
    </style:style>
    <style:style style:name="T77" style:family="text">
      <style:text-properties officeooo:rsid="002e874a"/>
    </style:style>
    <style:style style:name="T78" style:family="text">
      <style:text-properties officeooo:rsid="00355ec0"/>
    </style:style>
    <style:style style:name="T79" style:family="text">
      <style:text-properties officeooo:rsid="0038dad5"/>
    </style:style>
    <style:style style:name="T80" style:family="text">
      <style:text-properties officeooo:rsid="004e1da1"/>
    </style:style>
    <style:style style:name="T81" style:family="text">
      <style:text-properties officeooo:rsid="005bb8f5"/>
    </style:style>
    <style:style style:name="T82" style:family="text">
      <style:text-properties officeooo:rsid="005d461b"/>
    </style:style>
    <style:style style:name="T83" style:family="text">
      <style:text-properties officeooo:rsid="006388ad"/>
    </style:style>
    <style:style style:name="T84" style:family="text">
      <style:text-properties officeooo:rsid="0072c35b"/>
    </style:style>
    <style:style style:name="T85" style:family="text">
      <style:text-properties officeooo:rsid="007be76b"/>
    </style:style>
    <style:style style:name="T86" style:family="text">
      <style:text-properties officeooo:rsid="0084bddc"/>
    </style:style>
    <style:style style:name="T87" style:family="text">
      <style:text-properties officeooo:rsid="008e215b"/>
    </style:style>
    <style:style style:name="T88" style:family="text">
      <style:text-properties officeooo:rsid="00963c5d"/>
    </style:style>
    <style:style style:name="T89" style:family="text">
      <style:text-properties officeooo:rsid="00aade68"/>
    </style:style>
    <style:style style:name="T90" style:family="text">
      <style:text-properties officeooo:rsid="00bf70a6"/>
    </style:style>
    <style:style style:name="T91" style:family="text">
      <style:text-properties officeooo:rsid="00c42d93"/>
    </style:style>
    <style:style style:name="T92" style:family="text">
      <style:text-properties officeooo:rsid="00c5b839"/>
    </style:style>
    <style:style style:name="T93" style:family="text">
      <style:text-properties officeooo:rsid="00c712bf"/>
    </style:style>
    <style:style style:name="T94" style:family="text">
      <style:text-properties officeooo:rsid="00ca2a77"/>
    </style:style>
    <style:style style:name="T95" style:family="text">
      <style:text-properties officeooo:rsid="00cef489"/>
    </style:style>
    <style:style style:name="T96" style:family="text">
      <style:text-properties officeooo:rsid="00d17c54"/>
    </style:style>
    <style:style style:name="T97" style:family="text">
      <style:text-properties officeooo:rsid="00d62b75"/>
    </style:style>
    <style:style style:name="T98" style:family="text">
      <style:text-properties officeooo:rsid="00dff099"/>
    </style:style>
    <style:style style:name="T99" style:family="text">
      <style:text-properties officeooo:rsid="00e41cae"/>
    </style:style>
    <style:style style:name="T100" style:family="text">
      <style:text-properties fo:font-style="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7be76b"/>
    </style:style>
    <style:style style:name="T104" style:family="text">
      <style:text-properties style:text-underline-style="solid" style:text-underline-width="auto" style:text-underline-color="font-color" officeooo:rsid="00972faa"/>
    </style:style>
    <style:style style:name="T105" style:family="text">
      <style:text-properties style:text-underline-style="solid" style:text-underline-width="auto" style:text-underline-color="font-color" officeooo:rsid="0211e175"/>
    </style:style>
    <style:style style:name="T106" style:family="text">
      <style:text-properties style:text-underline-style="solid" style:text-underline-width="auto" style:text-underline-color="font-color" officeooo:rsid="00b7b866"/>
    </style:style>
    <style:style style:name="T107" style:family="text">
      <style:text-properties style:text-underline-style="solid" style:text-underline-width="auto" style:text-underline-color="font-color" officeooo:rsid="02233c72"/>
    </style:style>
    <style:style style:name="T108" style:family="text">
      <style:text-properties fo:font-style="normal" style:text-underline-style="none" officeooo:rsid="008d738f" style:font-style-asian="normal" style:font-style-complex="normal"/>
    </style:style>
    <style:style style:name="T109" style:family="text">
      <style:text-properties style:text-underline-style="none"/>
    </style:style>
    <style:style style:name="T110" style:family="text">
      <style:text-properties fo:font-size="14pt" style:font-size-asian="14pt" style:font-size-complex="14pt"/>
    </style:style>
    <style:style style:name="T111" style:family="text">
      <style:text-properties fo:font-size="14pt" officeooo:rsid="0220e7a7" style:font-size-asian="14pt" style:font-size-complex="14pt"/>
    </style:style>
    <style:style style:name="T112" style:family="text">
      <style:text-properties fo:font-size="14pt" officeooo:rsid="0220e8bd" style:font-size-asian="14pt" style:font-size-complex="14pt"/>
    </style:style>
    <style:style style:name="T113" style:family="text">
      <style:text-properties fo:font-size="14pt" officeooo:rsid="02253bbe" style:font-size-asian="14pt" style:font-size-complex="14pt"/>
    </style:style>
    <style:style style:name="T114" style:family="text">
      <style:text-properties fo:font-size="14pt" style:text-underline-style="none" style:font-size-asian="14pt" style:font-size-complex="14pt"/>
    </style:style>
    <style:style style:name="T115" style:family="text">
      <style:text-properties fo:font-size="14pt" style:text-underline-style="solid" style:text-underline-width="auto" style:text-underline-color="font-color" style:font-size-asian="14pt" style:font-size-complex="14pt"/>
    </style:style>
    <style:style style:name="T116" style:family="text">
      <style:text-properties fo:font-size="14pt" style:text-underline-style="solid" style:text-underline-width="auto" style:text-underline-color="font-color" officeooo:rsid="00bf70a6" style:font-size-asian="14pt" style:font-size-complex="14pt"/>
    </style:style>
    <style:style style:name="T117" style:family="text">
      <style:text-properties fo:font-size="14pt" style:text-underline-style="solid" style:text-underline-width="auto" style:text-underline-color="font-color" officeooo:rsid="0211b35f" style:font-size-asian="14pt" style:font-size-complex="14pt"/>
    </style:style>
    <style:style style:name="T118" style:family="text">
      <style:text-properties fo:font-size="14pt" style:text-underline-style="solid" style:text-underline-width="auto" style:text-underline-color="font-color" officeooo:rsid="00a80204" style:font-size-asian="14pt" style:font-size-complex="14pt"/>
    </style:style>
    <style:style style:name="T119" style:family="text">
      <style:text-properties officeooo:rsid="00f8ae97"/>
    </style:style>
    <style:style style:name="T120" style:family="text">
      <style:text-properties officeooo:rsid="01152436"/>
    </style:style>
    <style:style style:name="T121" style:family="text">
      <style:text-properties officeooo:rsid="011e6580"/>
    </style:style>
    <style:style style:name="T122" style:family="text">
      <style:text-properties officeooo:rsid="012b5849"/>
    </style:style>
    <style:style style:name="T123" style:family="text">
      <style:text-properties officeooo:rsid="012df8f8"/>
    </style:style>
    <style:style style:name="T124" style:family="text">
      <style:text-properties officeooo:rsid="012ec999"/>
    </style:style>
    <style:style style:name="T125" style:family="text">
      <style:text-properties officeooo:rsid="01217f61"/>
    </style:style>
    <style:style style:name="T126" style:family="text">
      <style:text-properties officeooo:rsid="0133f87a"/>
    </style:style>
    <style:style style:name="T127" style:family="text">
      <style:text-properties officeooo:rsid="01377d8f"/>
    </style:style>
    <style:style style:name="T128" style:family="text">
      <style:text-properties officeooo:rsid="013a96aa"/>
    </style:style>
    <style:style style:name="T129" style:family="text">
      <style:text-properties officeooo:rsid="013c5190"/>
    </style:style>
    <style:style style:name="T130" style:family="text">
      <style:text-properties officeooo:rsid="013d4343"/>
    </style:style>
    <style:style style:name="T131" style:family="text">
      <style:text-properties officeooo:rsid="01406e2d"/>
    </style:style>
    <style:style style:name="T132" style:family="text">
      <style:text-properties officeooo:rsid="0144b929"/>
    </style:style>
    <style:style style:name="T133" style:family="text">
      <style:text-properties officeooo:rsid="015104ad"/>
    </style:style>
    <style:style style:name="T134" style:family="text">
      <style:text-properties style:font-weight-asian="normal" style:font-weight-complex="normal"/>
    </style:style>
    <style:style style:name="T135" style:family="text">
      <style:text-properties officeooo:rsid="009a2422" style:font-weight-asian="normal" style:font-weight-complex="normal"/>
    </style:style>
    <style:style style:name="T136" style:family="text">
      <style:text-properties officeooo:rsid="015759f9" style:font-weight-asian="normal" style:font-weight-complex="normal"/>
    </style:style>
    <style:style style:name="T137" style:family="text">
      <style:text-properties officeooo:rsid="01631898" style:font-weight-asian="normal" style:font-weight-complex="normal"/>
    </style:style>
    <style:style style:name="T138" style:family="text">
      <style:text-properties officeooo:rsid="01632972" style:font-weight-asian="normal" style:font-weight-complex="normal"/>
    </style:style>
    <style:style style:name="T139" style:family="text">
      <style:text-properties officeooo:rsid="01642185" style:font-weight-asian="normal" style:font-weight-complex="normal"/>
    </style:style>
    <style:style style:name="T140" style:family="text">
      <style:text-properties officeooo:rsid="017c9de9"/>
    </style:style>
    <style:style style:name="T141" style:family="text">
      <style:text-properties officeooo:rsid="018cc54e"/>
    </style:style>
    <style:style style:name="T142" style:family="text">
      <style:text-properties officeooo:rsid="019072e9"/>
    </style:style>
    <style:style style:name="T143" style:family="text">
      <style:text-properties officeooo:rsid="01915ab1"/>
    </style:style>
    <style:style style:name="T144" style:family="text">
      <style:text-properties officeooo:rsid="0192d2ce"/>
    </style:style>
    <style:style style:name="T145" style:family="text">
      <style:text-properties officeooo:rsid="019efdcd"/>
    </style:style>
    <style:style style:name="T146" style:family="text">
      <style:text-properties officeooo:rsid="01a03c0a"/>
    </style:style>
    <style:style style:name="T147" style:family="text">
      <style:text-properties officeooo:rsid="01a1e374"/>
    </style:style>
    <style:style style:name="T148" style:family="text">
      <style:text-properties officeooo:rsid="01a6a6a1"/>
    </style:style>
    <style:style style:name="T149" style:family="text">
      <style:text-properties officeooo:rsid="01b545ee"/>
    </style:style>
    <style:style style:name="T150" style:family="text">
      <style:text-properties officeooo:rsid="01b5cc8b"/>
    </style:style>
    <style:style style:name="T151" style:family="text">
      <style:text-properties officeooo:rsid="01bed9b7"/>
    </style:style>
    <style:style style:name="T152" style:family="text">
      <style:text-properties officeooo:rsid="01cc3181"/>
    </style:style>
    <style:style style:name="T153" style:family="text">
      <style:text-properties officeooo:rsid="01df25d0"/>
    </style:style>
    <style:style style:name="T154" style:family="text">
      <style:text-properties officeooo:rsid="01e08700"/>
    </style:style>
    <style:style style:name="T155" style:family="text">
      <style:text-properties officeooo:rsid="01e2e1a3"/>
    </style:style>
    <style:style style:name="T156" style:family="text">
      <style:text-properties officeooo:rsid="01e926fd"/>
    </style:style>
    <style:style style:name="T157" style:family="text">
      <style:text-properties officeooo:rsid="01ee9031"/>
    </style:style>
    <style:style style:name="T158" style:family="text">
      <style:text-properties officeooo:rsid="01fc5c39"/>
    </style:style>
    <style:style style:name="T159" style:family="text">
      <style:text-properties officeooo:rsid="0203b4eb"/>
    </style:style>
    <style:style style:name="T160" style:family="text">
      <style:text-properties officeooo:rsid="02085b61"/>
    </style:style>
    <style:style style:name="T161" style:family="text">
      <style:text-properties officeooo:rsid="020c0ed0"/>
    </style:style>
    <style:style style:name="T162" style:family="text">
      <style:text-properties officeooo:rsid="00ade8e9"/>
    </style:style>
    <style:style style:name="T163" style:family="text">
      <style:text-properties officeooo:rsid="009a2422"/>
    </style:style>
    <style:style style:name="T164" style:family="text">
      <style:text-properties officeooo:rsid="021e5a4d"/>
    </style:style>
    <style:style style:name="T165" style:family="text">
      <style:text-properties officeooo:rsid="0220e8bd"/>
    </style:style>
    <style:style style:name="T166" style:family="text">
      <style:text-properties officeooo:rsid="022ae4f1"/>
    </style:style>
    <style:style style:name="T167" style:family="text">
      <style:text-properties officeooo:rsid="022c2924"/>
    </style:style>
    <style:style style:name="T168" style:family="text">
      <style:text-properties officeooo:rsid="0230bfbf"/>
    </style:style>
    <style:style style:name="T169" style:family="text">
      <style:text-properties officeooo:rsid="02320813"/>
    </style:style>
    <style:style style:name="T170" style:family="text">
      <style:text-properties officeooo:rsid="02364df2"/>
    </style:style>
    <style:style style:name="T171" style:family="text">
      <style:text-properties fo:font-variant="normal" fo:text-transform="none" fo:color="#222222" style:font-name="Helvetica Neue" fo:font-size="11.25pt" fo:letter-spacing="normal" fo:font-style="normal" fo:font-weight="normal"/>
    </style:style>
    <style:style style:name="T172" style:family="text">
      <style:text-properties fo:font-variant="normal" fo:text-transform="none" fo:color="#222222" style:font-name="Liberation Serif" fo:font-size="12pt" fo:letter-spacing="normal" fo:font-style="normal" fo:font-weight="normal" officeooo:rsid="02405cde" style:font-size-asian="10.5pt" style:font-weight-asian="normal" style:font-size-complex="12pt" style:font-weight-complex="normal"/>
    </style:style>
    <style:style style:name="T173" style:family="text">
      <style:text-properties fo:font-variant="normal" fo:text-transform="none" fo:color="#222222" style:font-name="Liberation Serif" fo:font-size="12pt" fo:letter-spacing="normal" fo:font-style="normal" fo:font-weight="normal" officeooo:rsid="0242098d" style:font-size-asian="12pt" style:font-weight-asian="normal" style:font-size-complex="12pt" style:font-weight-complex="normal"/>
    </style:style>
    <style:style style:name="T174" style:family="text">
      <style:text-properties fo:font-variant="normal" fo:text-transform="none" fo:color="#222222" style:font-name="Liberation Serif" fo:font-size="12pt" fo:letter-spacing="normal" fo:font-style="normal" fo:font-weight="normal" officeooo:rsid="0243dbd7" style:font-size-asian="12pt" style:font-weight-asian="normal" style:font-size-complex="12pt" style:font-weight-complex="normal"/>
    </style:style>
    <style:style style:name="T175" style:family="text">
      <style:text-properties fo:font-variant="normal" fo:text-transform="none" fo:color="#222222" style:font-name="Liberation Serif" fo:font-size="12pt" fo:letter-spacing="normal" fo:font-style="normal" fo:font-weight="normal" style:font-size-asian="12pt" style:font-size-complex="12pt"/>
    </style:style>
    <style:style style:name="T176" style:family="text">
      <style:text-properties fo:font-variant="normal" fo:text-transform="none" fo:color="#333333" style:font-name="Liberation Serif" fo:font-size="12pt" fo:letter-spacing="normal" fo:font-style="normal" fo:font-weight="normal" style:font-size-asian="12pt" style:font-size-complex="12pt"/>
    </style:style>
    <style:style style:name="T177" style:family="text">
      <style:text-properties fo:color="#333333"/>
    </style:style>
    <style:style style:name="T178" style:family="text">
      <style:text-properties officeooo:rsid="0252cb23"/>
    </style:style>
    <style:style style:name="T179" style:family="text">
      <style:text-properties officeooo:rsid="0254a35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bookmark text:name="title-875"/>Joomla 4 vs Joomla 3</text:h>
      <text:h text:style-name="P92" text:outline-level="2"><text:span text:style-name="T24"># </text:span>Bootstrap 2 vs Bootstrap 4</text:h>
      <text:p text:style-name="P1"><text:span text:style-name="T25">Bootstrap </text:span>is a free front-end framework that helps web development process much faster and easier.</text:p>
      <text:p text:style-name="Text_20_body">Particularly, Bootstrap plays a vital role in easily creating responsive designs. And the latest version - <text:span text:style-name="T65">Bootstrap 4 is integrated with Joomla 4 instead of keeping Bootstrap 2 in Joomla 3.</text:span></text:p>
      <text:h text:style-name="P92" text:outline-level="2"><text:span text:style-name="T61"># </text:span>LESS vs SASS</text:h>
      <text:p text:style-name="Text_20_body">They are all powerful CSS extensions in programming languages that make the code cleaner, development process faster and better organized.</text:p>
      <text:p text:style-name="Text_20_body">- <text:span text:style-name="T1">Joomla 3</text:span>: <text:span text:style-name="T65">uses Bootstrap 2, so it was developed with LESS (Leaner Style Sheets) which is a major improvement from a few years ago. LESS is based on JavaScript.</text:span></text:p>
      <text:p text:style-name="Text_20_body">- <text:span text:style-name="T1">Joomla 4</text:span>: <text:span text:style-name="T65">is updated in Bootstrap 4, then the version use SASS (Syntactically Awesome Stylesheets) based on Ruby.</text:span></text:p>
      <text:h text:style-name="P92" text:outline-level="2"><text:span text:style-name="T62"># </text:span>Better responsiveness</text:h>
      <text:p text:style-name="P2">- <text:span text:style-name="T1">Joomla 3</text:span>: has <text:span text:style-name="T49">the responsive layout grid system</text:span> but actually, users are not satisfied with it. Users have some difficulties in implementing the design as well as not knowing how to tune the width of the columns in the grid.</text:p>
      <text:p text:style-name="Text_20_body">- <text:span text:style-name="T1">Joomla 4</text:span>: uses<text:span text:style-name="T49"> the CSS Grid to </text:span>replace the 12 column layout system. The change not only makes the development process easier but also significantly improves the responsiveness of your site.</text:p>
      <text:h text:style-name="P92" text:outline-level="2"><text:span text:style-name="T63"># </text:span>Default front-end template</text:h>
      <text:p text:style-name="Text_20_body">Comparing the two pictures below, you might agree that the Joomla 4 front-end design has a cleaner and more elegant look than the old one version</text:p>
      <text:p text:style-name="Text_20_body">- <text:span text:style-name="T1">Joomla 3</text:span>: has 2 front-end templates which are <text:span text:style-name="T1">Beez3 and Protostar</text:span>.</text:p>
      <text:p text:style-name="Text_20_body">- <text:span text:style-name="T1">Joomla 4</text:span>: has only <text:span text:style-name="T1">Cassiopeia</text:span> as the front-end template in which the user interface is developed based on Bootstrap 4 and the layout is developed based on CSS Grid.</text:p>
      <text:h text:style-name="P92" text:outline-level="2"><text:span text:style-name="T64"># </text:span>Default backend template</text:h>
      <text:p text:style-name="Text_20_body">The back-end interface has been changed <text:span text:style-name="T65">in Joomla 4. The big improvement is the position of the menu. Instead of keeping the horizontal menu, Joomla 4 </text:span>has switched the menu vertically.</text:p>
      <text:p text:style-name="Text_20_body">- <text:span text:style-name="T1">Joomla 3</text:span>: has 2 back-end templates which are <text:span text:style-name="T1">Hathor and Isis</text:span>.</text:p>
      <text:p text:style-name="Text_20_body">- <text:span text:style-name="T1">Joomla 4</text:span>: has a new back-end template named <text:span text:style-name="T1">Atum</text:span> which comes with great improvements in the user interface and some interesting features like the <text:span text:style-name="T1">new publishing workflow.</text:span></text:p>
      <text:h text:style-name="P92" text:outline-level="2"># Media manager: fully rebuilt Media Manager</text:h>
      <text:p text:style-name="Text_20_body"><text:span text:style-name="T2">Joomla 3</text:span> media manager has limitation in features in file management: 1 file upload, no editor</text:p>
      <text:p text:style-name="P13"><text:soft-page-break/><text:span text:style-name="T2">Joomla 4 </text:span>comes with fully rebuilt Media Manager. The new media manager with more advanced features and improved working panel to manage media files with ease:</text:p>
      <text:p text:style-name="Text_20_body"><text:span text:style-name="Strong_20_Emphasis"><text:span text:style-name="T65">1. Multiple files upload with drag and drop</text:span></text:span></text:p>
      <text:p text:style-name="Text_20_body"><text:span text:style-name="Strong_20_Emphasis"><text:span text:style-name="T65">2 Image editor: crop, resize, rotate</text:span></text:span></text:p>
      <text:p text:style-name="Text_20_body"><text:span text:style-name="Strong_20_Emphasis"><text:span text:style-name="T65">3 Image properties</text:span></text:span></text:p>
      <text:p text:style-name="Text_20_body"><text:span text:style-name="Strong_20_Emphasis"><text:span text:style-name="T65">4 More options: image preview, delete, rename</text:span></text:span></text:p>
      <text:h text:style-name="P93" text:outline-level="2"># Mootools and NO Mootools</text:h>
      <text:p text:style-name="Text_20_body"><text:span text:style-name="T2">Joomla 3</text:span> library packaged with both <text:span text:style-name="T2">Mootools</text:span> and <text:span text:style-name="T2">JQuery</text:span> but Mootools will be removed from <text:span text:style-name="T2">Joomla 4</text:span> library to make its core cleaner, faster and improve both readability and processing times and no conflict.</text:p>
      <text:p text:style-name="Text_20_body">Joomla team had to rewrite all jQuery in vanilla JS and ensure that jQuery won't be loaded in core. But you still will be able to use it if you want. Moreover, they are moving to custom elements, which are much faster, framework agnostic, and will also be fully accessible.</text:p>
      <text:h text:style-name="P92" text:outline-level="2"><text:span text:style-name="T77"># </text:span>Minimum PHP version require: PHP 5.3 and PHP 7</text:h>
      <text:p text:style-name="Text_20_body"><text:span text:style-name="T2">Joomla 3.x</text:span> requires minimum PHP version - PHP 5.3 + while <text:span text:style-name="T2">Joomla 4</text:span> requires <text:span text:style-name="T2">PHP 7 +</text:span>. PHP 7 offers fast performance (suppose 2x faster), more secure and a lots more features, improvements for websites and online applications.</text:p>
      <text:h text:style-name="P92" text:outline-level="2"><text:span text:style-name="T78"># </text:span>Technologies: outdated vs. latest</text:h>
      <text:p text:style-name="Text_20_body">Web technologies has been changed/upgraded a lots since <text:span text:style-name="T2">Joomla 3</text:span> released. <text:span text:style-name="T2">Joomla 4</text:span> core is built with new technologies only: Bootstrap 4, jQuery 3, PHPMailer 6.0.</text:p>
      <text:h text:style-name="P92" text:outline-level="2"><text:span text:style-name="T79"># </text:span>Security features: More features added</text:h>
      <text:p text:style-name="Text_20_body"><text:span text:style-name="T2">Joomla 3 </text:span>introduced lots of features for security since released and it is continuously updated to fix security issues. </text:p>
      <text:p text:style-name="Text_20_body"><text:span text:style-name="T2">Joomla 4 </text:span>will add more security features like: support for prepared <text:span text:style-name="T2">SQL</text:span> statements, paying off some of project's technical debt by retiring deprecated code and raising the minimum supported software stack.</text:p>
      <text:p text:style-name="Text_20_body"><text:span text:style-name="Strong_20_Emphasis">Joomla 4 system requirements:</text:span></text:p>
      <text:list xml:id="list1550636400" text:style-name="L1">
        <text:list-item>
          <text:p text:style-name="P149">PHP 7 </text:p>
        </text:list-item>
        <text:list-item>
          <text:p text:style-name="P149">MySQL 5.5.3 </text:p>
        </text:list-item>
        <text:list-item>
          <text:p text:style-name="P149">PostgreSQL 9.2 </text:p>
        </text:list-item>
        <text:list-item>
          <text:p text:style-name="P124">SQL Server support has been dropped. </text:p>
        </text:list-item>
      </text:list>
      <text:h text:style-name="P92" text:outline-level="2"><text:span text:style-name="T80"># </text:span>Potential backward compatibility issues in Joomla 4</text:h>
      <text:p text:style-name="P30">For more details, refer to link <text:span text:style-name="T140">given below</text:span>.</text:p>
      <text:p text:style-name="P32"><text:a xlink:type="simple" xlink:href="https://docs.joomla.org/Potential_backward_compatibility_issues_in_Joomla_4" text:style-name="Internet_20_link" text:visited-style-name="Visited_20_Internet_20_Link">https://docs.joomla.org/Potential_backward_compatibility_issues_in_Joomla_4</text:a></text:p>
      <text:p text:style-name="P59"><text:soft-page-break/><text:span text:style-name="T102">Extensions of Site</text:span> -</text:p>
      <text:p text:style-name="P48"><text:tab/>Removed Modules -</text:p>
      <text:p text:style-name="P33"><text:tab/><text:tab/>- <text:span text:style-name="T83">Search</text:span></text:p>
      <text:p text:style-name="P39"><text:tab/><text:span text:style-name="T109">Library Removed - </text:span></text:p>
      <text:p text:style-name="P41"><text:tab/><text:tab/>- FOF</text:p>
      <text:p text:style-name="P41"><text:tab/><text:tab/>- IDNA Convert</text:p>
      <text:p text:style-name="P41"><text:tab/><text:tab/>- phputf8</text:p>
      <text:p text:style-name="P41"/>
      <text:p text:style-name="P58"><text:span text:style-name="T103">Extensions of Administrator</text:span><text:span text:style-name="T85"> -</text:span> </text:p>
      <text:p text:style-name="P47"><text:span text:style-name="T110">Modules</text:span><text:span text:style-name="T114"> -</text:span><text:span text:style-name="T109"> </text:span></text:p>
      <text:p text:style-name="P38"><text:tab/><text:span text:style-name="T108">Added -</text:span></text:p>
      <text:p text:style-name="P69"><text:tab/><text:tab/>- <text:bookmark text:name="_frontend_link__1"/><text:span text:style-name="T2">Frontend Link</text:span> <text:span text:style-name="T91">(</text:span>This module shows a link to the frontend.<text:span text:style-name="T91">)</text:span></text:p>
      <text:p text:style-name="P69"><text:tab/><text:tab/>- <text:bookmark text:name="_login_support_information__1"/><text:span text:style-name="T2">Login Support </text:span><text:span text:style-name="T44">Information</text:span><text:span text:style-name="T37"> </text:span><text:span text:style-name="T41">(</text:span><text:span text:style-name="T37">This module displays some useful links to Joomla support sites on the login screen.</text:span><text:span text:style-name="T41">)</text:span></text:p>
      <text:p text:style-name="P69"><text:tab/><text:tab/>- <text:bookmark text:name="_messages__1"/><text:span text:style-name="T2">Messag</text:span><text:span text:style-name="T44">es </text:span><text:span text:style-name="T40">(</text:span><text:span text:style-name="T37">This module shows the count of private messages.</text:span><text:span text:style-name="T40">)</text:span></text:p>
      <text:p text:style-name="P69"><text:tab/><text:tab/>- <text:bookmark text:name="_post_installation_messages__1"/><text:span text:style-name="T2">Post Installation Messages</text:span> <text:span text:style-name="T42">(</text:span><text:span text:style-name="T37">This module shows the latest post installation messages.</text:span><text:span text:style-name="T42">)</text:span></text:p>
      <text:p text:style-name="P34"><text:tab/><text:tab/>- <text:bookmark text:name="_privacy_status_check__1"/><text:span text:style-name="T2">Privacy Status Check</text:span> <text:span text:style-name="T92">(</text:span>The Privacy Status Check Module shows information about your sites privacy status.<text:span text:style-name="T92">)</text:span></text:p>
      <text:p text:style-name="P37"><text:tab/>Renamed - </text:p>
      <text:p text:style-name="P68"><text:span text:style-name="T46"><text:tab/><text:tab/>- </text:span>Administrator Sub-Menu --<text:span text:style-name="T84">&gt; </text:span><text:bookmark text:name="_administrator_dashboard_menu__1"/>Administrator Dashboard Menu</text:p>
      <text:p text:style-name="P68"/>
      <text:p text:style-name="P57">Components<text:span text:style-name="T109"> -</text:span></text:p>
      <text:p text:style-name="P8"><text:tab/>Added -</text:p>
      <text:p text:style-name="P70"><text:span text:style-name="T3"><text:tab/><text:tab/>- </text:span><text:span text:style-name="T2">Content Security Policy</text:span> <text:span text:style-name="T93">(This component manages the Content Security Policy (CSP) reports.)</text:span></text:p>
      <text:p text:style-name="P70"><text:tab/><text:tab/>- <text:span text:style-name="T2">Mail to</text:span> <text:span text:style-name="T94">(A generic mail to friend component.)</text:span></text:p>
      <text:p text:style-name="P70"><text:tab/><text:tab/>- <text:span text:style-name="T2">Mail</text:span><text:span text:style-name="T6">s</text:span><text:span text:style-name="T86"> (Component for mail template management.)</text:span></text:p>
      <text:p text:style-name="P72"><text:tab/><text:tab/>- <text:span text:style-name="T2">Workflows</text:span> <text:span text:style-name="T94">( Customised workflow support for Joomla! site)</text:span></text:p>
      <text:p text:style-name="P70"><text:tab/><text:tab/>- <text:span text:style-name="T2">Wrapper</text:span> <text:span text:style-name="T94">(Displays an iframe to wrap an external page or site into Joomla!)</text:span></text:p>
      <text:p text:style-name="P9"><text:tab/>Removed - </text:p>
      <text:p text:style-name="P71"><text:span text:style-name="T4"><text:tab/><text:tab/>- </text:span><text:span text:style-name="T2">Search</text:span></text:p>
      <text:p text:style-name="P56"><text:soft-page-break/>Plugins<text:span text:style-name="T109"> -</text:span></text:p>
      <text:p text:style-name="P36"><text:tab/>Remove<text:span text:style-name="T87">d</text:span> -</text:p>
      <text:p text:style-name="P67"><text:span text:style-name="T45"><text:tab/><text:tab/>- </text:span>Search - Categories </text:p>
      <text:p text:style-name="P67"><text:span text:style-name="T45"><text:tab/><text:tab/>- </text:span>Search - Contacts </text:p>
      <text:p text:style-name="P67"><text:span text:style-name="T45"><text:tab/><text:tab/>- </text:span>Search - Content</text:p>
      <text:p text:style-name="P67"><text:span text:style-name="T45"><text:tab/><text:tab/>- </text:span>Search - News Feeds </text:p>
      <text:p text:style-name="P67"><text:span text:style-name="T45"><text:tab/><text:tab/>- </text:span>Search - Tags</text:p>
      <text:p text:style-name="P67"><text:tab/><text:tab/>- System - P3P Policy </text:p>
      <text:p text:style-name="P7"><text:span text:style-name="T38"><text:tab/>Added </text:span><text:span text:style-name="T39">-</text:span></text:p>
      <text:p text:style-name="P66"><text:bookmark text:name="_api_authentication_-_basic_auth__1"/><text:span text:style-name="T38"><text:tab/><text:tab/>- </text:span><text:span text:style-name="T2">API Authentication - Basic Auth </text:span><text:span text:style-name="T5">plugin</text:span><text:span text:style-name="T81"> (Used to allow basic authentication to Web Services in Joomla.)</text:span></text:p>
      <text:p text:style-name="P73"><text:span text:style-name="T82"><text:tab/><text:tab/>- </text:span><text:bookmark text:name="_behaviour_-_versionable__1"/><text:span text:style-name="T2">Behaviour - Taggable</text:span> <text:span text:style-name="T95">(Allows content items to be tagged.)</text:span></text:p>
      <text:p text:style-name="P73"><text:span text:style-name="T82"><text:tab/><text:tab/>- </text:span><text:bookmark text:name="_behaviour_-_taggable__1"/><text:span text:style-name="T2">Behaviour – Versionable</text:span> <text:span text:style-name="T95">(Allows content items to be versioned.)</text:span></text:p>
      <text:p text:style-name="P66"><text:span text:style-name="T82"><text:tab/><text:tab/>- </text:span><text:bookmark text:name="_content_-_smart_search__1"/>Content - Smart Search <text:span text:style-name="T96">(Changes to content will not update the Smart Search index if you do not enable this plugin.)</text:span></text:p>
      <text:p text:style-name="P66"><text:span text:style-name="T82"><text:tab/><text:tab/>- </text:span><text:bookmark text:name="_extension_-_finder__1"/><text:span text:style-name="T2">Extension - Finder</text:span> <text:span text:style-name="T96">(Manage the common words in Smart Search.)</text:span></text:p>
      <text:p text:style-name="P66"><text:span text:style-name="T82"><text:tab/><text:tab/>- </text:span><text:bookmark text:name="_extension_-_namespace_updater__1"/><text:span text:style-name="T2">Extension - Namespace Updater</text:span> <text:span text:style-name="T96">(</text:span>Automatically builds and updates the <text:span text:style-name="T2">libraries\autoload_psr4.php</text:span> file that is used to autoload extensions.<text:span text:style-name="T2">Warning! This plugin must be enabled</text:span> it runs on extension install, update and deletion.<text:span text:style-name="T97">)</text:span><text:tab/><text:tab/><text:tab/><text:tab/><text:tab/><text:tab/><text:tab/></text:p>
      <text:p text:style-name="P66"><text:span text:style-name="T82"><text:tab/><text:tab/>- </text:span><text:bookmark text:name="_filesystem_-_local__1"/><text:span text:style-name="T2">FileSystem – Local</text:span> <text:span text:style-name="T96">(Filesystem plugin to define one or multiple local directories to store your media files.)</text:span></text:p>
      <text:p text:style-name="P66"><text:tab/><text:tab/>- <text:span text:style-name="T2">Installer - Install from Web</text:span> <text:span text:style-name="T96">(This plugin allows you to install directly from the Joomla! Extension Directory.)</text:span></text:p>
      <text:p text:style-name="P66"><text:span text:style-name="T82"><text:tab/><text:tab/>- </text:span><text:bookmark text:name="_installer_-_override__1"/><text:span text:style-name="T2">Installer - Override</text:span> <text:span text:style-name="T96">(This plugin enables notifications and handling of overrides after an update in case of changes.)</text:span></text:p>
      <text:p text:style-name="P66"><text:span text:style-name="T82"><text:tab/><text:tab/>- </text:span><text:bookmark text:name="_media_action_-_crop__1"/><text:span text:style-name="T2">Media Action - Crop</text:span> <text:span text:style-name="T96">(Crop functionality for images.)</text:span></text:p>
      <text:p text:style-name="P66"><text:span text:style-name="T82"><text:tab/><text:tab/>- </text:span><text:bookmark text:name="_media_action_-_resize__1"/><text:span text:style-name="T2">Media Action – Resize</text:span> <text:span text:style-name="T96">(Resize functionality for images.)</text:span></text:p>
      <text:p text:style-name="P66"><text:span text:style-name="T82"><text:tab/><text:tab/>- </text:span><text:bookmark text:name="_media_action_-_rotate__1"/><text:span text:style-name="T101">Media Action – Rotate</text:span> <text:span text:style-name="T96">(Adds rotate functionality for images.)</text:span></text:p>
      <text:p text:style-name="P66"><text:span text:style-name="T82"><text:tab/><text:tab/>- </text:span><text:bookmark text:name="_quick_icon_-_joomla_overrides_update_notification__1"/><text:span text:style-name="T101">Quick Icon - Joomla! Overrides Update Notificatio</text:span><text:span text:style-name="T2">n </text:span><text:span text:style-name="T98">(Checks overrides on update and enables notifications when you visit the Home Dashboard page.)</text:span></text:p>
      <text:p text:style-name="P66"><text:span text:style-name="T82"><text:tab/><text:tab/>- </text:span><text:bookmark text:name="_sample_data_-_multilingual__1"/><text:span text:style-name="T2">Sample Data – Multilingual</text:span> <text:span text:style-name="T98">(Provides the multilingual sample data. Can be installed using the sample data module.)</text:span></text:p>
      <text:p text:style-name="P66"><text:span text:style-name="T82"><text:tab/><text:tab/>- </text:span><text:bookmark text:name="_system_-_http_headers__1"/><text:span text:style-name="T2">System - HTTP Headers</text:span> <text:span text:style-name="T98">(This Plugin can set some Security HTTP Headers)</text:span></text:p>
      <text:p text:style-name="P66"><text:soft-page-break/><text:span text:style-name="T82"><text:tab/><text:tab/>- </text:span><text:bookmark text:name="_system_-_skip-to_navigation__1"/><text:span text:style-name="T2">System - Skip-To Navigation</text:span> <text:span text:style-name="T98">(The plugin creates a dropdown menu consisting of the links to the important places on a given web page. This makes it easier for keyboard and screen reader users to quickly jump to the desired location by simply choosing it from the list of options.)</text:span></text:p>
      <text:p text:style-name="P65"><text:tab/><text:tab/>- <text:span text:style-name="T2">Web Services – Banners</text:span> <text:span text:style-name="T98">(Add banners routes to the API for your website.)</text:span></text:p>
      <text:p text:style-name="P66"><text:span text:style-name="T82"><text:tab/><text:tab/>- </text:span><text:bookmark text:name="_web_services_-_config__1"/><text:span text:style-name="T2">Web Services – Config</text:span> <text:span text:style-name="T98">(Add configs routes to the API for your website.)</text:span></text:p>
      <text:p text:style-name="P66"><text:span text:style-name="T82"><text:tab/><text:tab/>- </text:span><text:bookmark text:name="_web_services_-_contact__1"/><text:span text:style-name="T2">Web Services – Contact</text:span> <text:span text:style-name="T98">(Add contacts routes to the API for your website.)</text:span></text:p>
      <text:p text:style-name="P66"><text:span text:style-name="T82"><text:tab/><text:tab/>- </text:span><text:bookmark text:name="_web_services_-_content__1"/><text:span text:style-name="T2">Web Services – Content</text:span> <text:span text:style-name="T99">(Add articles routes to the API for your website.)</text:span></text:p>
      <text:p text:style-name="P66"><text:span text:style-name="T82"><text:tab/><text:tab/>- </text:span><text:bookmark text:name="_web_services_-_languages__1"/><text:span text:style-name="T2">Web Services – Languages</text:span> <text:span text:style-name="T99">(Add languages routes to the API for your website.)</text:span></text:p>
      <text:p text:style-name="P66"><text:span text:style-name="T82"><text:tab/><text:tab/>- </text:span><text:bookmark text:name="_web_services_-_menus__1"/><text:span text:style-name="T2">Web Services – Menus</text:span> <text:span text:style-name="T99">(Add menus routes to the API for your website.)</text:span></text:p>
      <text:p text:style-name="P66"><text:span text:style-name="T82"><text:tab/><text:tab/>- </text:span><text:bookmark text:name="_web_services_-_messages__1"/><text:span text:style-name="T2">Web Services – Messages </text:span><text:span text:style-name="T99">(Add messages routes to the API for your website.)</text:span></text:p>
      <text:p text:style-name="P66"><text:span text:style-name="T82"><text:tab/><text:tab/>- </text:span><text:bookmark text:name="_web_services_-_modules__1"/><text:span text:style-name="T2">Web Services – Modules</text:span> <text:span text:style-name="T99">(Add modules routes to the API for your website.)</text:span></text:p>
      <text:p text:style-name="P66"><text:span text:style-name="T82"><text:tab/><text:tab/>- </text:span><text:bookmark text:name="_web_services_-_newsfeeds__1"/><text:span text:style-name="T2">Web Services – Newsfeeds </text:span><text:span text:style-name="T99">(Add newsfeeds routes to the API for your website.)</text:span></text:p>
      <text:p text:style-name="P66"><text:span text:style-name="T82"><text:tab/><text:tab/>- </text:span><text:bookmark text:name="_web_services_-_plugins__1"/><text:span text:style-name="T2">Web Services – Plugins</text:span> <text:span text:style-name="T99">(Add plugins routes to the API for your website.)</text:span></text:p>
      <text:p text:style-name="P66"><text:span text:style-name="T82"><text:tab/><text:tab/>- </text:span><text:bookmark text:name="_web_services_-_privacy__1"/><text:span text:style-name="T2">Web Services – Privacy</text:span> <text:span text:style-name="T99">(Add privacy routes to the API for your website.)</text:span></text:p>
      <text:p text:style-name="P66"><text:span text:style-name="T82"><text:tab/><text:tab/>- </text:span><text:bookmark text:name="_web_services_-_redirect__1"/><text:span text:style-name="T2">Web Services – Redirect</text:span> <text:span text:style-name="T99">(Add redirect routes to the API for your website.)</text:span></text:p>
      <text:p text:style-name="P66"><text:span text:style-name="T82"><text:tab/><text:tab/>- </text:span><text:bookmark text:name="_web_services_-_tags__1"/><text:span text:style-name="T2">Web Services – Tags</text:span> <text:span text:style-name="T99">(Add tags routes to the API for your website.)</text:span></text:p>
      <text:p text:style-name="P66"><text:span text:style-name="T82"><text:tab/><text:tab/>- </text:span><text:bookmark text:name="_web_services_-_templates__1"/><text:span text:style-name="T2">Web Services – Templates</text:span> <text:span text:style-name="T99">(Add templates routes to the API for your website.)</text:span></text:p>
      <text:p text:style-name="P66"><text:tab/><text:tab/>- <text:bookmark text:name="_web_services_-_users__1"/><text:span text:style-name="T2">Web Services - Users</text:span> <text:span text:style-name="T99">(Add users routes to the API for your website.)</text:span></text:p>
      <text:h text:style-name="P100" text:outline-level="2"><text:span text:style-name="T118">administrator module-cod</text:span><text:span text:style-name="T116">ing</text:span><text:span text:style-name="T118"> difference</text:span><text:span text:style-name="T110"> -</text:span></text:h>
      <table:table table:name="Table4" table:style-name="Table4">
        <table:table-column table:style-name="Table4.A"/>
        <table:table-column table:style-name="Table4.B"/>
        <table:table-row>
          <table:table-cell table:style-name="Table4.A1" office:value-type="string">
            <text:p text:style-name="P4"><text:span text:style-name="T163">mod_menu</text:span> <text:span text:style-name="T162">(3.9)</text:span></text:p>
          </table:table-cell>
          <table:table-cell table:style-name="Table4.B1" office:value-type="string">
            <text:p text:style-name="P6"><text:span text:style-name="T163">mod_menu</text:span> <text:span text:style-name="T162">(4.0)</text:span></text:p>
          </table:table-cell>
        </table:table-row>
        <table:table-row>
          <table:table-cell table:style-name="Table4.A2" office:value-type="string">
            <text:p text:style-name="P20">@ tmpl</text:p>
            <text:p text:style-name="P20">@ @ default.php</text:p>
            <text:p text:style-name="P20">@ @ default_submenu.php</text:p>
            <text:p text:style-name="P26">@ helper.php</text:p>
            <text:p text:style-name="P26">@ menu.php</text:p>
            <text:p text:style-name="P20">@ mod_menu.php</text:p>
            <text:p text:style-name="P20">@ mod_menu.xml</text:p>
          </table:table-cell>
          <table:table-cell table:style-name="Table4.B2" office:value-type="string">
            <text:p text:style-name="P19">@ Menu (Note : - somewhere written as Helper )</text:p>
            <text:p text:style-name="P19">@ @ CssMenu.php</text:p>
            <text:p text:style-name="P19">@ tmpl</text:p>
            <text:p text:style-name="P19">@ @ default.php</text:p>
            <text:p text:style-name="P19">@ @ default_submenu.php</text:p>
            <text:p text:style-name="P19">@ mod_menu.php</text:p>
            <text:p text:style-name="P19">@ mod_menu.xml</text:p>
          </table:table-cell>
        </table:table-row>
      </table:table>
      <text:p text:style-name="P10"/>
      <text:p text:style-name="P18"/>
      <text:h text:style-name="Heading_20_2" text:outline-level="2"><text:soft-page-break/><text:span text:style-name="T117">site </text:span><text:span text:style-name="T115">module-cod</text:span><text:span text:style-name="T116">ing</text:span><text:span text:style-name="T115"> difference</text:span><text:span text:style-name="T114"> -</text:span></text:h>
      <table:table table:name="Table1" table:style-name="Table1">
        <table:table-column table:style-name="Table1.A"/>
        <table:table-column table:style-name="Table1.B"/>
        <table:table-row>
          <table:table-cell table:style-name="Table1.A1" office:value-type="string">
            <text:p text:style-name="P3">mod_articles_popular <text:span text:style-name="T162">(3.9)</text:span></text:p>
          </table:table-cell>
          <table:table-cell table:style-name="Table1.A1" office:value-type="string">
            <text:p text:style-name="P5">mod_articles_popular <text:span text:style-name="T162">(4.0)</text:span></text:p>
          </table:table-cell>
        </table:table-row>
        <table:table-row>
          <table:table-cell table:style-name="Table1.A1" office:value-type="string">
            <text:p text:style-name="P17"><text:span text:style-name="T2">@</text:span> tmpl</text:p>
            <text:p text:style-name="P17"><text:span text:style-name="T2">@ @</text:span> default.php</text:p>
            <text:p text:style-name="P44"><text:span text:style-name="T2">@</text:span> <text:span text:style-name="T120">h</text:span>elper.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cell table:style-name="Table1.A1" office:value-type="string">
            <text:p text:style-name="P17"><text:span text:style-name="T2">@</text:span> <text:span text:style-name="T89">Helper</text:span></text:p>
            <text:p text:style-name="P17"><text:span text:style-name="T2">@ @</text:span> ArticlesPopularHelper.php</text:p>
            <text:p text:style-name="P17"><text:span text:style-name="T2">@</text:span> tmpl</text:p>
            <text:p text:style-name="P17"><text:span text:style-name="T2">@ @</text:span> default.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row>
      </table:table>
      <text:h text:style-name="P89" text:outline-level="2"/>
      <text:h text:style-name="P89" text:outline-level="2">mod_articles_popular <text:span text:style-name="T66">(Module Name) </text:span><text:span text:style-name="T67">(Joomla_folder/modules/)</text:span></text:h>
      <text:h text:style-name="P89" text:outline-level="2">@ <text:span text:style-name="T89">Helper</text:span></text:h>
      <text:h text:style-name="P89" text:outline-level="2">@ @ ArticlesPopularHelper.php</text:h>
      <text:p text:style-name="P21">- At the top of the helper file <text:span text:style-name="T2">namespace</text:span> is defined (same <text:span text:style-name="T126">pattern followed</text:span> in all modules).</text:p>
      <text:p text:style-name="P21">eg. namespace Joomla\Module\ArticlesPopular\Site\Helper;</text:p>
      <text:p text:style-name="P21">where path <text:span text:style-name="T121">of the helper file</text:span> is JOOMLA-ROOT-FOLDER/modules/<text:span text:style-name="T125">mod_</text:span>MODULE-NAME/Helper/HELPER-FILE-NAME.php</text:p>
      <text:p text:style-name="P21">eg. joomla-folder/modules/mod_articles_popular/Helper/ArticlesPopularHelper.php</text:p>
      <text:p text:style-name="P22">- Required Joomla classes and framework included by <text:span text:style-name="T2">use </text:span>keyword.</text:p>
      <text:p text:style-name="P22">- Helper class name has been changed. <text:span text:style-name="T2">Mod </text:span>keyword has been removed from the beginning of the name of the helper class. <text:span text:style-name="T123">ie. </text:span>ModArticlesPopularHelper -<text:span text:style-name="T123">&gt; ArticlesPopularHelper</text:span></text:p>
      <text:p text:style-name="P22">- <text:span text:style-name="T2">J</text:span><text:span text:style-name="T7">F</text:span><text:span text:style-name="T2">actory, J</text:span><text:span text:style-name="T8">C</text:span><text:span text:style-name="T2">omponentHelper, J</text:span><text:span text:style-name="T9">A</text:span><text:span text:style-name="T2">ccess, J</text:span><text:span text:style-name="T10">R</text:span><text:span text:style-name="T2">oute</text:span> <text:span text:style-name="T122">classes has been renamed to </text:span><text:span text:style-name="T10">Factory, ComponentHelper, Access, Route</text:span><text:span text:style-name="T122"> etc.</text:span></text:p>
      <text:p text:style-name="P22">- <text:span text:style-name="T124">Class </text:span><text:span text:style-name="T11">JModelLegacy</text:span><text:span text:style-name="T124"> has been removed. Dynamic functions </text:span><text:span text:style-name="T11">bootComponent()</text:span><text:span text:style-name="T124">, </text:span><text:span text:style-name="T11">getMVCFactory()</text:span><text:span text:style-name="T124">, </text:span><text:span text:style-name="T11">createModel()</text:span><text:span text:style-name="T124"> are newly introduced in </text:span><text:span text:style-name="T11">Factory</text:span><text:span text:style-name="T124"> class.</text:span></text:p>
      <text:h text:style-name="P89" text:outline-level="2">@ tmpl</text:h>
      <text:h text:style-name="P89" text:outline-level="2">@ @ default.php</text:h>
      <text:p text:style-name="P14">- <text:span text:style-name="T130">No big changes</text:span></text:p>
      <text:h text:style-name="P89" text:outline-level="2"><text:span text:style-name="T119">@ </text:span>mod_articles_popular.php</text:h>
      <text:p text:style-name="P15">- <text:span text:style-name="T127">After defining ‘_JEXEC’ variable, </text:span><text:span text:style-name="T12">use</text:span><text:span text:style-name="T127"> keyword is used to import </text:span><text:span text:style-name="T12">helper</text:span><text:span text:style-name="T127"> files. Earlier it was loaded by</text:span><text:span text:style-name="T12"> J</text:span><text:span text:style-name="T13">L</text:span><text:span text:style-name="T12">oader </text:span><text:span text:style-name="T128">class.</text:span></text:p>
      <text:p text:style-name="P43"><text:soft-page-break/>- <text:span text:style-name="T14">JModuleHelper</text:span><text:span text:style-name="T129"> class has been renamed to </text:span><text:span text:style-name="T14">ModuleHelper.</text:span></text:p>
      <text:h text:style-name="P89" text:outline-level="2"><text:span text:style-name="T119">@ </text:span>mod_articles_popular.<text:span text:style-name="T119">xml</text:span></text:h>
      <text:p text:style-name="P42">- <text:span text:style-name="T131">An xml tag &lt;namespace&gt; is being added with an alias </text:span><text:span text:style-name="T15">Joomla\Module\ArticlesPopular</text:span><text:span text:style-name="T131">.</text:span></text:p>
      <text:h text:style-name="P95" text:outline-level="2">for a short period at 9:30 GMT (+5)<text:span text:style-name="T132">plugin</text:span>-cod<text:span text:style-name="T90">ing</text:span> difference<text:span text:style-name="T109"> -</text:span></text:h>
      <text:h text:style-name="P90" text:outline-level="2">plg_extension_joomla <text:span text:style-name="T65">(</text:span><text:span text:style-name="T70">P</text:span><text:span text:style-name="T69">lugin</text:span><text:span text:style-name="T65"> Name) </text:span><text:span text:style-name="T68">(Joomla-folder/plugins/extension/Joomla)</text:span></text:h>
      <text:h text:style-name="P89" text:outline-level="2">@ <text:span text:style-name="T133">joomla.php</text:span></text:h>
      <text:p text:style-name="P74"><text:span text:style-name="T75">- </text:span><text:span text:style-name="T76">After defining ‘_JEXEC’ variable, </text:span><text:span text:style-name="T12">use</text:span><text:span text:style-name="T76"> keyword is used to import plugin framework files.</text:span>for a short period at 9:30 GMT (+5)</text:p>
      <text:p text:style-name="P16"><text:span text:style-name="T12">- J</text:span><text:span text:style-name="T17">Plugin</text:span><text:span text:style-name="T12"> </text:span><text:span text:style-name="T128">class has been renamed to </text:span><text:span text:style-name="T17">CMSPlugin</text:span><text:span text:style-name="T128">.</text:span></text:p>
      <text:p text:style-name="P28"><text:span text:style-name="T135">- </text:span><text:span text:style-name="T16">$db-&gt;quoteName(</text:span><text:span text:style-name="T18">) </text:span><text:span text:style-name="T137">used </text:span><text:span text:style-name="T138">frequently in </text:span><text:span text:style-name="T137">database query statements.</text:span></text:p>
      <text:p text:style-name="P28"><text:span text:style-name="T135">- </text:span><text:span text:style-name="T136">database query interaction has been changed. </text:span><text:span text:style-name="T1">bind variable</text:span><text:span text:style-name="T23">s </text:span><text:span text:style-name="T139">introduced</text:span><text:span text:style-name="T136"> in </text:span><text:span text:style-name="T139">every</text:span><text:span text:style-name="T136"> query statement.</text:span></text:p>
      <text:p text:style-name="P27"><text:span text:style-name="T136">e</text:span><text:span text:style-name="T134">g. </text:span><text:span text:style-name="T2">$query = $db-&gt;getQuery(true)</text:span></text:p>
      <text:p text:style-name="P12"><text:tab/><text:tab/>-&gt;select('update_site_id')</text:p>
      <text:p text:style-name="P12"><text:tab/><text:tab/>-&gt;from('#__update_sites')</text:p>
      <text:p text:style-name="P12"><text:tab/><text:tab/>-&gt;where('location = ' . $db-&gt;quote($location));</text:p>
      <text:p text:style-name="P62">written as</text:p>
      <text:p text:style-name="P12">$query = $db-&gt;getQuery(true)</text:p>
      <text:p text:style-name="P12"><text:tab/>-&gt;select($db-&gt;quoteName('update_site_id'))</text:p>
      <text:p text:style-name="P12"><text:tab/>-&gt;from($db-&gt;quoteName('#__update_sites'))</text:p>
      <text:p text:style-name="P12"><text:tab/>-&gt;where($db-&gt;quoteName('location') . ' = :location')</text:p>
      <text:p text:style-name="P12"><text:tab/>-&gt;bind(':location', $location);</text:p>
      <text:p text:style-name="P64">OR</text:p>
      <text:p text:style-name="P11">$query-&gt;clear()</text:p>
      <text:p text:style-name="P11"><text:tab/>-&gt;insert('#__update_sites')</text:p>
      <text:p text:style-name="P11"><text:tab/>-&gt;columns(array($db-&gt;quoteName('name'), $db-&gt;quoteName('type'), $db-&gt;quoteName('location'), $db-&gt;quoteName('enabled')))</text:p>
      <text:p text:style-name="P11"><text:tab/>-&gt;values($db-&gt;quote($name) . ', ' . $db-&gt;quote($type) . ', ' . $db-&gt;quote($location) . ', ' . (int) $enabled);</text:p>
      <text:p text:style-name="P63">written as</text:p>
      <text:p text:style-name="P11">$query-&gt;clear()</text:p>
      <text:p text:style-name="P11"><text:tab/>-&gt;insert($db-&gt;quoteName('#__update_sites'))</text:p>
      <text:p text:style-name="P11"><text:soft-page-break/><text:tab/>-&gt;columns($db-&gt;quoteName(['name', 'type', 'location', 'enabled']))</text:p>
      <text:p text:style-name="P11"><text:tab/>-&gt;values(':name, :type, :location, :enabled')</text:p>
      <text:p text:style-name="P11"><text:tab/>-&gt;bind(':name', $name)</text:p>
      <text:p text:style-name="P11"><text:tab/>-&gt;bind(':type', $type)</text:p>
      <text:p text:style-name="P11"><text:tab/>-&gt;bind(':location', $location)</text:p>
      <text:p text:style-name="P11"><text:tab/>-&gt;bind(':enabled', $enabled, ParameterType::INTEGER);</text:p>
      <text:h text:style-name="P89" text:outline-level="2">@ <text:span text:style-name="T133">joomla.xml</text:span></text:h>
      <text:p text:style-name="P49">- <text:span text:style-name="T43">no change</text:span></text:p>
      <text:h text:style-name="P91" text:outline-level="2"><text:span text:style-name="T105">Joomla 4 </text:span><text:span text:style-name="T102">Website </text:span><text:span text:style-name="T104">(root)</text:span><text:span text:style-name="T102"> directory structure</text:span> - </text:h>
      <table:table table:name="Table5" table:style-name="Table5">
        <table:table-column table:style-name="Table5.A"/>
        <table:table-column table:style-name="Table5.B"/>
        <table:table-row>
          <table:table-cell table:style-name="Table5.A1" office:value-type="string">
            <text:p text:style-name="P80"><text:span text:style-name="T44">Folders </text:span><text:span text:style-name="T47">added</text:span><text:span text:style-name="T44"> -</text:span> </text:p>
            <text:p text:style-name="P54">- <text:span text:style-name="T88">api</text:span></text:p>
          </table:table-cell>
          <table:table-cell table:style-name="Table5.B1" office:value-type="string">
            <text:p text:style-name="P40">Folders removed -</text:p>
            <text:p text:style-name="P80"><text:span text:style-name="T48">- </text:span><text:span text:style-name="T51">bin</text:span></text:p>
          </table:table-cell>
        </table:table-row>
      </table:table>
      <text:p text:style-name="P35"/>
      <text:p text:style-name="P61">Joomla Root Folder architecture - </text:p>
      <table:table table:name="Table2" table:style-name="Table2">
        <table:table-column table:style-name="Table2.A"/>
        <table:table-column table:style-name="Table2.B"/>
        <table:table-row>
          <table:table-cell table:style-name="Table2.A1" office:value-type="string">
            <text:p text:style-name="P117">Joomla 3.9</text:p>
          </table:table-cell>
          <table:table-cell table:style-name="Table2.B1" office:value-type="string">
            <text:p text:style-name="P118">Joomla 4</text:p>
          </table:table-cell>
        </table:table-row>
        <table:table-row>
          <table:table-cell table:style-name="Table2.A2" office:value-type="string">
            <text:h text:style-name="Heading_20_2" text:outline-level="2"><text:s text:c="2"/><text:span text:style-name="T110">Folders :-</text:span></text:h>
            <text:list xml:id="list632906808" text:style-name="L2">
              <text:list-item>
                <text:p text:style-name="P159">administrator</text:p>
              </text:list-item>
              <text:list-item>
                <text:p text:style-name="P159">bin <text:span text:style-name="T161">(removed in 4.0)</text:span></text:p>
              </text:list-item>
              <text:list-item>
                <text:p text:style-name="P159">cache</text:p>
              </text:list-item>
              <text:list-item>
                <text:p text:style-name="P159">cli *</text:p>
              </text:list-item>
              <text:list-item>
                <text:p text:style-name="P159">components</text:p>
              </text:list-item>
              <text:list-item>
                <text:p text:style-name="P159">images</text:p>
              </text:list-item>
              <text:list-item>
                <text:p text:style-name="P159">includes</text:p>
              </text:list-item>
              <text:list-item>
                <text:p text:style-name="P159">language</text:p>
              </text:list-item>
              <text:list-item>
                <text:p text:style-name="P159">layouts *</text:p>
              </text:list-item>
              <text:list-item>
                <text:p text:style-name="P159">libraries *</text:p>
              </text:list-item>
              <text:list-item>
                <text:p text:style-name="P159">media</text:p>
              </text:list-item>
              <text:list-item>
                <text:p text:style-name="P159">modules</text:p>
              </text:list-item>
              <text:list-item>
                <text:p text:style-name="P159">plugins</text:p>
              </text:list-item>
              <text:list-item>
                <text:p text:style-name="P159">templates</text:p>
              </text:list-item>
              <text:list-item>
                <text:p text:style-name="P159">tmp</text:p>
              </text:list-item>
            </text:list>
            <text:h text:style-name="P99" text:outline-level="2"><text:s text:c="2"/><text:span text:style-name="T110">Files :-</text:span></text:h>
            <text:list xml:id="list3906797482" text:style-name="L3">
              <text:list-item>
                <text:p text:style-name="P160">configuration.php</text:p>
              </text:list-item>
              <text:list-item>
                <text:p text:style-name="P160">htaccess.txt</text:p>
              </text:list-item>
              <text:list-item>
                <text:p text:style-name="P160">index.php</text:p>
              </text:list-item>
              <text:list-item>
                <text:p text:style-name="P160">LICENCE.txt</text:p>
              </text:list-item>
              <text:list-item>
                <text:p text:style-name="P160">README.txt</text:p>
              </text:list-item>
              <text:list-item>
                <text:p text:style-name="P160"><text:soft-page-break/>robots.txt</text:p>
              </text:list-item>
              <text:list-item>
                <text:p text:style-name="P160">web.config.txt</text:p>
              </text:list-item>
            </text:list>
          </table:table-cell>
          <table:table-cell table:style-name="Table2.B2" office:value-type="string">
            <text:h text:style-name="Heading_20_2" text:outline-level="2"><text:s text:c="2"/><text:span text:style-name="T110">Folders :-</text:span></text:h>
            <text:list xml:id="list3867495605" text:style-name="L4">
              <text:list-item>
                <text:p text:style-name="P161">administrator</text:p>
              </text:list-item>
              <text:list-item>
                <text:p text:style-name="P161">api <text:span text:style-name="T161">(newly added)</text:span></text:p>
              </text:list-item>
              <text:list-item>
                <text:p text:style-name="P161">cache</text:p>
              </text:list-item>
              <text:list-item>
                <text:p text:style-name="P161">cli *</text:p>
              </text:list-item>
              <text:list-item>
                <text:p text:style-name="P161">components</text:p>
              </text:list-item>
              <text:list-item>
                <text:p text:style-name="P161">images</text:p>
              </text:list-item>
              <text:list-item>
                <text:p text:style-name="P161">includes </text:p>
              </text:list-item>
              <text:list-item>
                <text:p text:style-name="P161">language</text:p>
              </text:list-item>
              <text:list-item>
                <text:p text:style-name="P161">layouts *</text:p>
              </text:list-item>
              <text:list-item>
                <text:p text:style-name="P161">libraries *</text:p>
              </text:list-item>
              <text:list-item>
                <text:p text:style-name="P161">media</text:p>
              </text:list-item>
              <text:list-item>
                <text:p text:style-name="P161">modules</text:p>
              </text:list-item>
              <text:list-item>
                <text:p text:style-name="P161">plugins</text:p>
              </text:list-item>
              <text:list-item>
                <text:p text:style-name="P161">templates</text:p>
              </text:list-item>
              <text:list-item>
                <text:p text:style-name="P161">tmp</text:p>
              </text:list-item>
            </text:list>
            <text:h text:style-name="P98" text:outline-level="2"><text:s text:c="2"/><text:span text:style-name="T110">Files :-</text:span></text:h>
            <text:list xml:id="list160949683770632" text:continue-numbering="true" text:style-name="L4">
              <text:list-item>
                <text:p text:style-name="P161">configuration.php</text:p>
              </text:list-item>
              <text:list-item>
                <text:p text:style-name="P161">htaccess.txt</text:p>
              </text:list-item>
              <text:list-item>
                <text:p text:style-name="P161">index.php</text:p>
              </text:list-item>
              <text:list-item>
                <text:p text:style-name="P161">LICENCE.txt</text:p>
              </text:list-item>
              <text:list-item>
                <text:p text:style-name="P161">README.txt</text:p>
              </text:list-item>
              <text:list-item>
                <text:p text:style-name="P161"><text:soft-page-break/>robots.txt</text:p>
              </text:list-item>
              <text:list-item>
                <text:p text:style-name="P161">web.config.txt</text:p>
              </text:list-item>
            </text:list>
          </table:table-cell>
        </table:table-row>
      </table:table>
      <text:p text:style-name="P50"/>
      <text:p text:style-name="P60">Note: </text:p>
      <text:p text:style-name="P51">* folder name is same but files ha<text:span text:style-name="T143">ve</text:span> been added/<text:span text:style-name="T142">removed/changed</text:span>.</text:p>
      <text:p text:style-name="P52">-&gt; many files ha<text:span text:style-name="T141">ve</text:span> been <text:span text:style-name="T144">added/removed/</text:span>changed in <text:span text:style-name="T144">these locations too.</text:span> </text:p>
      <text:list xml:id="list975450393" text:style-name="L5">
        <text:list-item>
          <text:p text:style-name="P125"><text:span text:style-name="T2">joomla-folder/administrator/includes/ </text:span><text:span text:style-name="T22">(modified)</text:span></text:p>
        </text:list-item>
        <text:list-item>
          <text:p text:style-name="P126">joomla-folder/administrator/manifests/libraries</text:p>
        </text:list-item>
        <text:list-item>
          <text:p text:style-name="P140"><text:span text:style-name="T20">j</text:span><text:span text:style-name="T2">oomla-folder/layouts/chromes (</text:span><text:span text:style-name="T21">added</text:span><text:span text:style-name="T2">)</text:span></text:p>
        </text:list-item>
        <text:list-item>
          <text:p text:style-name="P140"><text:span text:style-name="T20">j</text:span><text:span text:style-name="T2">oomla-folder/layouts/joomla (modified)</text:span></text:p>
        </text:list-item>
        <text:list-item>
          <text:p text:style-name="P127">joomla-folder/libraries/cms/html/bootstrap (modified)</text:p>
        </text:list-item>
        <text:list-item>
          <text:p text:style-name="P128">joomla-folder/libraries/cms/html (modified)</text:p>
        </text:list-item>
        <text:list-item>
          <text:p text:style-name="P129">joomla-folder/libraries/cms/class (removed)</text:p>
        </text:list-item>
        <text:list-item>
          <text:p text:style-name="P129">joomla-folder/libraries/cms/less (removed)</text:p>
        </text:list-item>
        <text:list-item>
          <text:p text:style-name="P130">joomla-folder/libraries/cms/<text:span text:style-name="T145">fof</text:span> (removed)</text:p>
        </text:list-item>
        <text:list-item>
          <text:p text:style-name="P130">joomla-folder/libraries/cms/<text:span text:style-name="T145">idna_convert</text:span> (removed)</text:p>
        </text:list-item>
        <text:list-item>
          <text:p text:style-name="P131">joomla-folder/libraries/cms/less (removed)</text:p>
        </text:list-item>
        <text:list-item>
          <text:p text:style-name="P131">joomla-folder/libraries/<text:span text:style-name="T146">joomla</text:span> (<text:span text:style-name="T146">modifi</text:span>ed – <text:span text:style-name="T146">too many folders removed</text:span>)</text:p>
        </text:list-item>
        <text:list-item>
          <text:p text:style-name="P131">joomla-folder/libraries/<text:span text:style-name="T146">joomla/controller (modified)</text:span></text:p>
        </text:list-item>
        <text:list-item>
          <text:p text:style-name="P131">joomla-folder/libraries/<text:span text:style-name="T146">joomla/base (modified)</text:span></text:p>
        </text:list-item>
        <text:list-item>
          <text:p text:style-name="P131">joomla-folder/libraries/<text:span text:style-name="T147">legacy (removed)</text:span></text:p>
        </text:list-item>
        <text:list-item>
          <text:p text:style-name="P132">joomla-folder/libraries<text:span text:style-name="T146">/phputf8 (removed)</text:span></text:p>
        </text:list-item>
        <text:list-item>
          <text:p text:style-name="P133">joomla-folder/libraries/<text:span text:style-name="T148">src (modified) – </text:span><text:span text:style-name="T71">Autoload, Button, Changelog, Console, Dispatcher, Encrypt, Error, Event, Fields, Serializer, Service, Tree, WebAsset, Workflow are Added.</text:span></text:p>
        </text:list-item>
        <text:list-item>
          <text:p text:style-name="P134">joomla-folder/libraries/<text:span text:style-name="T149">src /Factory.php (modified)</text:span></text:p>
        </text:list-item>
        <text:list-item>
          <text:p text:style-name="P134">joomla-folder/libraries/<text:span text:style-name="T149">src/Version.php (modified)</text:span></text:p>
        </text:list-item>
        <text:list-item>
          <text:p text:style-name="P135">joomla-folder/libraries/<text:span text:style-name="T150">vendor (modified) – algo26-matthias, bin, defuse, doctrine, fig, jakesmith, maxmebf, ozdemirburak, tobscure, wamania, willdurand, zendframework – </text:span><text:span text:style-name="T72">Added</text:span></text:p>
          <text:p text:style-name="P137"><text:soft-page-break/>brumann, ircmaxell, leafo, simplepie –<text:span text:style-name="T65"> </text:span><text:span text:style-name="T73">removed</text:span></text:p>
        </text:list-item>
        <text:list-item>
          <text:p text:style-name="P136">joomla-folder/libraries/<text:span text:style-name="T151">vendor/web.config – </text:span><text:span text:style-name="T74">Added</text:span></text:p>
        </text:list-item>
        <text:list-item>
          <text:p text:style-name="P138">joomla-folder/libraries (modified)</text:p>
          <text:p text:style-name="P139">autoload_psr4.php, bootstrap.php, extensions.classmap.php, namespacemap.php, web.config – <text:span text:style-name="T65">Added</text:span></text:p>
          <text:p text:style-name="P139">classmap.php, cms.php, import.legacy.php, import.php, loader.php – <text:span text:style-name="T65">modified</text:span></text:p>
        </text:list-item>
      </text:list>
      <text:h text:style-name="P89" text:outline-level="2">Configuration.php<text:span text:style-name="T2"> - </text:span></text:h>
      <text:p text:style-name="P29">‘<text:span text:style-name="T152">0’ replaced by false or 0</text:span></text:p>
      <text:p text:style-name="P29">‘<text:span text:style-name="T152">1’ replaced by true or 1</text:span></text:p>
      <text:p text:style-name="P31"><text:span text:style-name="T154">Integer</text:span> value<text:span text:style-name="T153">s enclosed by single quotes like ‘25’ has been</text:span> changed to <text:span text:style-name="T156">regular integer identifier like </text:span>25</text:p>
      <text:h text:style-name="P89" text:outline-level="2">htacces.txt <text:span text:style-name="T155">- </text:span></text:h>
      <text:p text:style-name="P53"><text:span text:style-name="T25">Code </text:span><text:span text:style-name="T30">is</text:span><text:span text:style-name="T25"> modified. </text:span><text:span text:style-name="T26">Some new conditions </text:span><text:span text:style-name="T31">are </text:span><text:span text:style-name="T26">added.</text:span></text:p>
      <text:h text:style-name="P89" text:outline-level="2">Index.php - </text:h>
      <text:p text:style-name="P75"><text:span text:style-name="T28">Code </text:span><text:span text:style-name="T30">is</text:span><text:span text:style-name="T28"> modified. All executable</text:span><text:span text:style-name="T27"> code is </text:span><text:span text:style-name="T29">included from this</text:span><text:span text:style-name="T27"> file ‘/includes/app.php’</text:span></text:p>
      <text:h text:style-name="P89" text:outline-level="2"><text:span text:style-name="T157">R</text:span>EADME.txt - </text:h>
      <text:p text:style-name="P23"><text:span text:style-name="T25">Basic information is same as previous versions of Joomla regarding documentation and installation guide. Some URLs have been modified to relocate to Joomla 4 specific content. While most of this specific URLs </text:span><text:span text:style-name="T32">do not have contents or pages not created yet</text:span><text:span text:style-name="T25">.</text:span></text:p>
      <text:p text:style-name="P24"><text:a xlink:type="simple" xlink:href="https://docs.joomla.org/Special:MyLanguage/Joomla_4.0_version_history" text:style-name="Internet_20_link" text:visited-style-name="Visited_20_Internet_20_Link"><text:span text:style-name="T25">https://docs.joomla.org/Special:MyLanguage/Joomla_4.0_version_history</text:span></text:a><text:span text:style-name="T25"> – </text:span><text:span text:style-name="T34">No content</text:span></text:p>
      <text:p text:style-name="P24"><text:a xlink:type="simple" xlink:href="https://docs.joomla.org/J4.x:Setup_a_Multilingual_Site/Installing_New_Language" text:style-name="Internet_20_link" text:visited-style-name="Visited_20_Internet_20_Link"><text:span text:style-name="T25">https://docs.joomla.org/J4.x:Setup_a_Multilingual_Site/Installing_New_Language</text:span></text:a><text:span text:style-name="T25"> – </text:span><text:span text:style-name="T33">404 </text:span><text:span text:style-name="T36">Error</text:span></text:p>
      <text:p text:style-name="P24"><text:a xlink:type="simple" xlink:href="https://docs.joomla.org/J4.x:Setup_a_Multilingual_Site" text:style-name="Internet_20_link" text:visited-style-name="Visited_20_Internet_20_Link"><text:span text:style-name="T33">https://docs.joomla.org/J4.x:Setup_a_Multilingual_Site</text:span></text:a><text:span text:style-name="T33"> – </text:span><text:span text:style-name="T36">404 Error</text:span></text:p>
      <text:p text:style-name="P25"><text:a xlink:type="simple" xlink:href="https://docs.joomla.org/J4.x:Getting_Started_with_Joomla" text:style-name="Internet_20_link" text:visited-style-name="Visited_20_Internet_20_Link"><text:span text:style-name="T35">https://docs.joomla.org/J4.x:Getting_Started_with_Joomla</text:span></text:a><text:a xlink:type="simple" xlink:href="https://docs.joomla.org/J4.x:Getting_Started_with_Joomla!" text:style-name="Internet_20_link" text:visited-style-name="Visited_20_Internet_20_Link"><text:span text:style-name="T35">!</text:span></text:a><text:span text:style-name="T35"> - </text:span><text:span text:style-name="T33">404 </text:span><text:span text:style-name="T36">Error</text:span></text:p>
      <text:p text:style-name="P76"><text:a xlink:type="simple" xlink:href="https://docs.joomla.org/J4.x:Installing_Joomla" text:style-name="Internet_20_link" text:visited-style-name="Visited_20_Internet_20_Link"><text:span text:style-name="T52">https://docs.joomla.org/J4.x:Installing_Joomla</text:span></text:a><text:span text:style-name="T52"> – </text:span><text:span text:style-name="T53">No content</text:span></text:p>
      <text:p text:style-name="P77"><text:a xlink:type="simple" xlink:href="https://docs.joomla.org/What_are_the_major_differences_between_Joomla!_3.x_and_4.x" text:style-name="Internet_20_link" text:visited-style-name="Visited_20_Internet_20_Link"><text:span text:style-name="T53">https://docs.joomla.org/What_are_the_major_differences_between_Joomla!_3.x_and_4.x</text:span></text:a><text:span text:style-name="T53"> - </text:span><text:span text:style-name="T54">404 </text:span><text:span text:style-name="T55">Error</text:span></text:p>
      <text:p text:style-name="P78"><text:a xlink:type="simple" xlink:href="https://docs.joomla.org/Joomla_3.x_to_4.x_Step_by_Step_Migration" text:style-name="Internet_20_link" text:visited-style-name="Visited_20_Internet_20_Link"><text:span text:style-name="T55">https://docs.joomla.org/Joomla_3.x_to_4.x_Step_by_Step_Migration</text:span></text:a><text:span text:style-name="T55"> - </text:span><text:span text:style-name="T54">404 </text:span><text:span text:style-name="T55">Error</text:span></text:p>
      <text:h text:style-name="P94" text:outline-level="2"><text:span text:style-name="T158">r</text:span>obots.txt - </text:h>
      <text:p text:style-name="P45">There is no <text:span text:style-name="T178">big </text:span>change in this file but one <text:span text:style-name="T179">folder </text:span>removed and another newly added folder <text:span text:style-name="T159">should </text:span>have been modified or need to <text:span text:style-name="T159">be updated</text:span> in disallow list.</text:p>
      <text:p text:style-name="P79"><text:soft-page-break/><text:span text:style-name="T50">Disallow: /</text:span><text:span text:style-name="T57">bin/</text:span><text:span text:style-name="T59"> should</text:span><text:span text:style-name="T50"> be removed.</text:span></text:p>
      <text:p text:style-name="P79"><text:span text:style-name="T50">Dis</text:span><text:span text:style-name="T56">allow: /</text:span><text:span text:style-name="T58">api</text:span><text:span text:style-name="T60">/ should be added.</text:span></text:p>
      <text:p text:style-name="P46"/>
      <text:h text:style-name="P96" text:outline-level="2"><text:span text:style-name="T102">Joomla new folder pattern in </text:span><text:span text:style-name="T106">components (site)</text:span><text:span text:style-name="T109"> -</text:span></text:h>
      <text:p text:style-name="P81"/>
      <table:table table:name="Table3" table:style-name="Table3">
        <table:table-column table:style-name="Table3.A"/>
        <table:table-column table:style-name="Table3.B"/>
        <table:table-row>
          <table:table-cell table:style-name="Table3.A1" office:value-type="string">
            <text:p text:style-name="P106">com_<text:span text:style-name="T160">content</text:span> <text:span text:style-name="T164">(3.9)</text:span></text:p>
          </table:table-cell>
          <table:table-cell table:style-name="Table3.B1" office:value-type="string">
            <text:p text:style-name="P106">com_<text:span text:style-name="T160">content</text:span> <text:span text:style-name="T164">(4.0)</text:span></text:p>
          </table:table-cell>
        </table:table-row>
        <table:table-row>
          <table:table-cell table:style-name="Table3.A2" office:value-type="string">
            <text:p text:style-name="P111">@ <text:span text:style-name="T165">controllers</text:span></text:p>
            <text:p text:style-name="P111">@ <text:span text:style-name="T165">helpers</text:span></text:p>
            <text:p text:style-name="P111">@ <text:span text:style-name="T165">models</text:span></text:p>
            <text:p text:style-name="P111">@ <text:span text:style-name="T165">views</text:span></text:p>
            <text:p text:style-name="P115">@ content.php</text:p>
            <text:p text:style-name="P115">@ controller.php</text:p>
            <text:p text:style-name="P115">@ router.php</text:p>
            <text:p text:style-name="P110"/>
          </table:table-cell>
          <table:table-cell table:style-name="Table3.B2" office:value-type="string">
            <text:p text:style-name="P108">@ Controller</text:p>
            <text:p text:style-name="P108">@ Dispatcher</text:p>
            <text:p text:style-name="P108">@ forms</text:p>
            <text:p text:style-name="P108">@ Helper</text:p>
            <text:p text:style-name="P108">@ helpers</text:p>
            <text:p text:style-name="P108">@ Model</text:p>
            <text:p text:style-name="P108">@ Service</text:p>
            <text:p text:style-name="P108">@ tmpl</text:p>
            <text:p text:style-name="P108">@ View</text:p>
          </table:table-cell>
        </table:table-row>
      </table:table>
      <text:p text:style-name="P49"/>
      <text:h text:style-name="P97" text:outline-level="2"><text:span text:style-name="T102">Joomla new folder pattern in </text:span><text:span text:style-name="T106">components </text:span><text:span text:style-name="T107">detailed explaination </text:span><text:span text:style-name="T106">(site)</text:span><text:span text:style-name="T109"> -</text:span></text:h>
      <text:p text:style-name="P82"/>
      <table:table table:name="Table6" table:style-name="Table6">
        <table:table-column table:style-name="Table6.A"/>
        <table:table-column table:style-name="Table6.B"/>
        <table:table-row>
          <table:table-cell table:style-name="Table6.A1" office:value-type="string">
            <text:p text:style-name="P107">com_<text:span text:style-name="T160">content</text:span> <text:span text:style-name="T164">(3.9)</text:span></text:p>
          </table:table-cell>
          <table:table-cell table:style-name="Table6.B1" office:value-type="string">
            <text:p text:style-name="P107">com_<text:span text:style-name="T160">content</text:span> <text:span text:style-name="T164">(4.0)</text:span></text:p>
          </table:table-cell>
        </table:table-row>
        <table:table-row>
          <table:table-cell table:style-name="Table6.A2" office:value-type="string">
            <text:p text:style-name="P113">@ <text:span text:style-name="T165">controllers </text:span></text:p>
            <text:list xml:id="list4034992875" text:style-name="L6">
              <text:list-item>
                <text:p text:style-name="P162">article.php</text:p>
              </text:list-item>
            </text:list>
            <text:p text:style-name="P119"><text:span text:style-name="T111">@ </text:span><text:span text:style-name="T112">helpers – </text:span></text:p>
            <text:list xml:id="list3395906563" text:style-name="L7">
              <text:list-item>
                <text:p text:style-name="P163">association.php</text:p>
              </text:list-item>
              <text:list-item>
                <text:p text:style-name="P193"><text:span text:style-name="T112">c</text:span><text:span text:style-name="T110">ategory.php</text:span></text:p>
              </text:list-item>
              <text:list-item>
                <text:p text:style-name="P164">icon.php</text:p>
              </text:list-item>
              <text:list-item>
                <text:p text:style-name="P164">legacyrouter.php</text:p>
              </text:list-item>
              <text:list-item>
                <text:p text:style-name="P164">query.php</text:p>
              </text:list-item>
              <text:list-item>
                <text:p text:style-name="P164">route.php</text:p>
              </text:list-item>
            </text:list>
            <text:p text:style-name="P120"><text:span text:style-name="T111">@ </text:span><text:span text:style-name="T112">models -</text:span></text:p>
            <text:list xml:id="list500839263" text:style-name="L8">
              <text:list-item>
                <text:p text:style-name="P165">forms</text:p>
                <text:list>
                  <text:list-item>
                    <text:p text:style-name="P165">article.xml</text:p>
                  </text:list-item>
                  <text:list-item>
                    <text:p text:style-name="P165">filter_articles.xml</text:p>
                  </text:list-item>
                </text:list>
              </text:list-item>
              <text:list-item>
                <text:p text:style-name="P194"><text:span text:style-name="T113">a</text:span><text:span text:style-name="T110">rchive.php</text:span></text:p>
              </text:list-item>
              <text:list-item>
                <text:p text:style-name="P166">article.php</text:p>
              </text:list-item>
              <text:list-item>
                <text:p text:style-name="P166">articles.php</text:p>
              </text:list-item>
              <text:list-item>
                <text:p text:style-name="P166">categories.php</text:p>
              </text:list-item>
              <text:list-item>
                <text:p text:style-name="P166">category.php</text:p>
              </text:list-item>
              <text:list-item>
                <text:p text:style-name="P166">featured.php</text:p>
              </text:list-item>
              <text:list-item>
                <text:p text:style-name="P166"><text:soft-page-break/>form.php</text:p>
              </text:list-item>
            </text:list>
            <text:p text:style-name="P112">@ <text:span text:style-name="T165">views - </text:span></text:p>
            <text:list xml:id="list3975771394" text:style-name="L9">
              <text:list-item>
                <text:p text:style-name="P167">archive</text:p>
                <text:list>
                  <text:list-item>
                    <text:p text:style-name="P167">tmpl</text:p>
                    <text:list>
                      <text:list-item>
                        <text:p text:style-name="P168">default.php</text:p>
                      </text:list-item>
                      <text:list-item>
                        <text:p text:style-name="P168">default.xml</text:p>
                      </text:list-item>
                      <text:list-item>
                        <text:p text:style-name="P168">default_items.php</text:p>
                      </text:list-item>
                    </text:list>
                  </text:list-item>
                  <text:list-item>
                    <text:p text:style-name="P172">view.html.php</text:p>
                  </text:list-item>
                </text:list>
              </text:list-item>
              <text:list-item>
                <text:p text:style-name="P167">article</text:p>
                <text:list>
                  <text:list-item>
                    <text:p text:style-name="P174">tmpl</text:p>
                    <text:list>
                      <text:list-item>
                        <text:p text:style-name="P169">default.php</text:p>
                      </text:list-item>
                      <text:list-item>
                        <text:p text:style-name="P169">default.xml</text:p>
                      </text:list-item>
                      <text:list-item>
                        <text:p text:style-name="P169">default_<text:span text:style-name="T166">link</text:span>s.php</text:p>
                      </text:list-item>
                    </text:list>
                  </text:list-item>
                  <text:list-item>
                    <text:p text:style-name="P173">view.html.php</text:p>
                  </text:list-item>
                </text:list>
              </text:list-item>
              <text:list-item>
                <text:p text:style-name="P167">categories</text:p>
                <text:list>
                  <text:list-item>
                    <text:p text:style-name="P174">tmpl</text:p>
                    <text:list>
                      <text:list-item>
                        <text:p text:style-name="P170">default.php</text:p>
                      </text:list-item>
                      <text:list-item>
                        <text:p text:style-name="P170">default.xml</text:p>
                      </text:list-item>
                      <text:list-item>
                        <text:p text:style-name="P170">default_items.php</text:p>
                      </text:list-item>
                    </text:list>
                  </text:list-item>
                  <text:list-item>
                    <text:p text:style-name="P173">view.html.php</text:p>
                  </text:list-item>
                </text:list>
              </text:list-item>
              <text:list-item>
                <text:p text:style-name="P167">category</text:p>
                <text:list>
                  <text:list-item>
                    <text:p text:style-name="P174">tmpl</text:p>
                    <text:list>
                      <text:list-item>
                        <text:p text:style-name="P175">blog.php</text:p>
                      </text:list-item>
                      <text:list-item>
                        <text:p text:style-name="P175">blog.xml</text:p>
                      </text:list-item>
                      <text:list-item>
                        <text:p text:style-name="P175">blog_children.php</text:p>
                      </text:list-item>
                      <text:list-item>
                        <text:p text:style-name="P175">blog_item.php</text:p>
                      </text:list-item>
                      <text:list-item>
                        <text:p text:style-name="P175">blog_links.php</text:p>
                      </text:list-item>
                      <text:list-item>
                        <text:p text:style-name="P175">default.php</text:p>
                      </text:list-item>
                      <text:list-item>
                        <text:p text:style-name="P175">default.xml</text:p>
                      </text:list-item>
                      <text:list-item>
                        <text:p text:style-name="P175">default_articles.php</text:p>
                      </text:list-item>
                      <text:list-item>
                        <text:p text:style-name="P175">default_children.php</text:p>
                      </text:list-item>
                    </text:list>
                  </text:list-item>
                  <text:list-item>
                    <text:p text:style-name="P177">view.feed.php</text:p>
                  </text:list-item>
                  <text:list-item>
                    <text:p text:style-name="P173">view.html.php</text:p>
                  </text:list-item>
                </text:list>
              </text:list-item>
              <text:list-item>
                <text:p text:style-name="P167">featured</text:p>
                <text:list>
                  <text:list-item>
                    <text:p text:style-name="P174">tmpl</text:p>
                    <text:list>
                      <text:list-item>
                        <text:p text:style-name="P170">default.php</text:p>
                      </text:list-item>
                      <text:list-item>
                        <text:p text:style-name="P170">default.xml</text:p>
                      </text:list-item>
                      <text:list-item>
                        <text:p text:style-name="P170">default_items.php</text:p>
                      </text:list-item>
                      <text:list-item>
                        <text:p text:style-name="P177">default_links.php</text:p>
                      </text:list-item>
                    </text:list>
                  </text:list-item>
                  <text:list-item>
                    <text:p text:style-name="P173">view.<text:span text:style-name="T167">feed</text:span>.php</text:p>
                  </text:list-item>
                  <text:list-item>
                    <text:p text:style-name="P177">view.html.php</text:p>
                  </text:list-item>
                </text:list>
              </text:list-item>
              <text:list-item>
                <text:p text:style-name="P167">form</text:p>
                <text:list>
                  <text:list-item>
                    <text:p text:style-name="P174">tmpl</text:p>
                    <text:list>
                      <text:list-item>
                        <text:p text:style-name="P177">edit.php</text:p>
                      </text:list-item>
                      <text:list-item>
                        <text:p text:style-name="P177"><text:soft-page-break/>edit.xml</text:p>
                      </text:list-item>
                    </text:list>
                  </text:list-item>
                  <text:list-item>
                    <text:p text:style-name="P173">view.html.php</text:p>
                  </text:list-item>
                </text:list>
              </text:list-item>
            </text:list>
            <text:p text:style-name="P116">@ content.php</text:p>
            <text:p text:style-name="P116">@ controller.php</text:p>
            <text:p text:style-name="P116">@ router.php</text:p>
            <text:p text:style-name="P114"/>
          </table:table-cell>
          <table:table-cell table:style-name="Table6.B2" office:value-type="string">
            <text:p text:style-name="P109">@ Controller</text:p>
            <text:list xml:id="list909237081" text:style-name="L10">
              <text:list-item>
                <text:p text:style-name="P179">ArticleController.php</text:p>
              </text:list-item>
              <text:list-item>
                <text:p text:style-name="P179">DisplayController.php</text:p>
              </text:list-item>
            </text:list>
            <text:p text:style-name="P109">@ Dispatcher</text:p>
            <text:list xml:id="list3400782966" text:style-name="L11">
              <text:list-item>
                <text:p text:style-name="P180">Dispat<text:span text:style-name="T169">ch</text:span>er.php</text:p>
              </text:list-item>
            </text:list>
            <text:p text:style-name="P109">@ forms</text:p>
            <text:list xml:id="list1080582326" text:style-name="L12">
              <text:list-item>
                <text:p text:style-name="P181">article.xml</text:p>
              </text:list-item>
              <text:list-item>
                <text:p text:style-name="P181">filter_articles.xml</text:p>
              </text:list-item>
            </text:list>
            <text:p text:style-name="P109">@ Helper</text:p>
            <text:list xml:id="list2199405474" text:style-name="L13">
              <text:list-item>
                <text:p text:style-name="P182">AssociationHelper.<text:span text:style-name="T168">php</text:span></text:p>
              </text:list-item>
              <text:list-item>
                <text:p text:style-name="P182">QueryHelper.php</text:p>
              </text:list-item>
              <text:list-item>
                <text:p text:style-name="P182">RouteHelper.php</text:p>
              </text:list-item>
            </text:list>
            <text:p text:style-name="P109">@ helpers</text:p>
            <text:list xml:id="list2760161487" text:style-name="L14">
              <text:list-item>
                <text:p text:style-name="P183">icon.php</text:p>
              </text:list-item>
            </text:list>
            <text:p text:style-name="P109">@ Model</text:p>
            <text:list xml:id="list72961953" text:style-name="L15">
              <text:list-item>
                <text:p text:style-name="P184">ArchiveModel.php</text:p>
              </text:list-item>
              <text:list-item>
                <text:p text:style-name="P184">ArticleModel.php</text:p>
              </text:list-item>
              <text:list-item>
                <text:p text:style-name="P184">ArticlesModel.php</text:p>
              </text:list-item>
              <text:list-item>
                <text:p text:style-name="P184">CategoriesModel.php</text:p>
              </text:list-item>
              <text:list-item>
                <text:p text:style-name="P184"><text:soft-page-break/>CategoryModel.php</text:p>
              </text:list-item>
              <text:list-item>
                <text:p text:style-name="P184">FeaturedModel.php</text:p>
              </text:list-item>
              <text:list-item>
                <text:p text:style-name="P184">FormModel.php</text:p>
              </text:list-item>
            </text:list>
            <text:p text:style-name="P109">@ Service</text:p>
            <text:list xml:id="list1190657996" text:style-name="L16">
              <text:list-item>
                <text:p text:style-name="P185">Category.php</text:p>
              </text:list-item>
              <text:list-item>
                <text:p text:style-name="P185">Router.php</text:p>
              </text:list-item>
            </text:list>
            <text:p text:style-name="P109">@ tmpl</text:p>
            <text:list xml:id="list1079456479" text:style-name="L17">
              <text:list-item>
                <text:p text:style-name="P186">archive</text:p>
                <text:list>
                  <text:list-item>
                    <text:p text:style-name="P188">default.php</text:p>
                  </text:list-item>
                  <text:list-item>
                    <text:p text:style-name="P188">default.xml</text:p>
                  </text:list-item>
                  <text:list-item>
                    <text:p text:style-name="P188">default_items.php</text:p>
                  </text:list-item>
                </text:list>
              </text:list-item>
              <text:list-item>
                <text:p text:style-name="P186">article</text:p>
                <text:list>
                  <text:list-item>
                    <text:p text:style-name="P189">default.php</text:p>
                  </text:list-item>
                  <text:list-item>
                    <text:p text:style-name="P189">default.xml</text:p>
                  </text:list-item>
                  <text:list-item>
                    <text:p text:style-name="P189">default_<text:span text:style-name="T170">link</text:span>s.php</text:p>
                  </text:list-item>
                </text:list>
              </text:list-item>
              <text:list-item>
                <text:p text:style-name="P186">categories</text:p>
                <text:list>
                  <text:list-item>
                    <text:p text:style-name="P190">default.php</text:p>
                  </text:list-item>
                  <text:list-item>
                    <text:p text:style-name="P190">default.xml</text:p>
                  </text:list-item>
                  <text:list-item>
                    <text:p text:style-name="P190">default_items.php</text:p>
                  </text:list-item>
                </text:list>
              </text:list-item>
              <text:list-item>
                <text:p text:style-name="P186">category</text:p>
                <text:list>
                  <text:list-item>
                    <text:list>
                      <text:list-item>
                        <text:p text:style-name="P176">blog.php</text:p>
                      </text:list-item>
                      <text:list-item>
                        <text:p text:style-name="P176">blog.xml</text:p>
                      </text:list-item>
                      <text:list-item>
                        <text:p text:style-name="P176">blog_children.php</text:p>
                      </text:list-item>
                      <text:list-item>
                        <text:p text:style-name="P176">blog_item.php</text:p>
                      </text:list-item>
                      <text:list-item>
                        <text:p text:style-name="P176">blog_links.php</text:p>
                      </text:list-item>
                      <text:list-item>
                        <text:p text:style-name="P176">default.php</text:p>
                      </text:list-item>
                      <text:list-item>
                        <text:p text:style-name="P176">default.xml</text:p>
                      </text:list-item>
                      <text:list-item>
                        <text:p text:style-name="P176">default_articles.php</text:p>
                      </text:list-item>
                      <text:list-item>
                        <text:p text:style-name="P176">default_children.php</text:p>
                      </text:list-item>
                    </text:list>
                  </text:list-item>
                </text:list>
              </text:list-item>
              <text:list-item>
                <text:p text:style-name="P186">featured</text:p>
                <text:list>
                  <text:list-item>
                    <text:list>
                      <text:list-item>
                        <text:p text:style-name="P171">default.php</text:p>
                      </text:list-item>
                      <text:list-item>
                        <text:p text:style-name="P171">default.xml</text:p>
                      </text:list-item>
                      <text:list-item>
                        <text:p text:style-name="P171">default_items.php</text:p>
                      </text:list-item>
                      <text:list-item>
                        <text:p text:style-name="P178">default_links.php</text:p>
                      </text:list-item>
                    </text:list>
                  </text:list-item>
                </text:list>
              </text:list-item>
              <text:list-item>
                <text:p text:style-name="P186">form</text:p>
                <text:list>
                  <text:list-item>
                    <text:list>
                      <text:list-item>
                        <text:p text:style-name="P178">edit.php</text:p>
                      </text:list-item>
                      <text:list-item>
                        <text:p text:style-name="P178">edit.xml</text:p>
                      </text:list-item>
                    </text:list>
                  </text:list-item>
                </text:list>
              </text:list-item>
            </text:list>
            <text:p text:style-name="P109">@ View</text:p>
            <text:list xml:id="list868834992" text:style-name="L18">
              <text:list-item>
                <text:p text:style-name="P187">Archive</text:p>
                <text:list>
                  <text:list-item>
                    <text:p text:style-name="P191">HtmlView.php</text:p>
                  </text:list-item>
                </text:list>
              </text:list-item>
              <text:list-item>
                <text:p text:style-name="P187">Article</text:p>
                <text:list>
                  <text:list-item>
                    <text:p text:style-name="P191">HtmlView.php</text:p>
                  </text:list-item>
                </text:list>
              </text:list-item>
              <text:list-item>
                <text:p text:style-name="P187">Categories</text:p>
                <text:list>
                  <text:list-item>
                    <text:p text:style-name="P191">HtmlView.php</text:p>
                  </text:list-item>
                </text:list>
              </text:list-item>
              <text:list-item>
                <text:p text:style-name="P187"><text:soft-page-break/>Category</text:p>
                <text:list>
                  <text:list-item>
                    <text:p text:style-name="P191">FeedView.php</text:p>
                  </text:list-item>
                  <text:list-item>
                    <text:p text:style-name="P191">HtmlView.php</text:p>
                  </text:list-item>
                </text:list>
              </text:list-item>
              <text:list-item>
                <text:p text:style-name="P187">Featured</text:p>
                <text:list>
                  <text:list-item>
                    <text:p text:style-name="P192">FeedView.php</text:p>
                  </text:list-item>
                  <text:list-item>
                    <text:p text:style-name="P192">HtmlView.php</text:p>
                  </text:list-item>
                </text:list>
              </text:list-item>
              <text:list-item>
                <text:p text:style-name="P187">Form</text:p>
                <text:list>
                  <text:list-item>
                    <text:p text:style-name="P192">HtmlView.php</text:p>
                  </text:list-item>
                </text:list>
              </text:list-item>
            </text:list>
          </table:table-cell>
        </table:table-row>
      </table:table>
      <text:p text:style-name="P55"/>
      <text:h text:style-name="P102" text:outline-level="1">Adding a menu link in an article</text:h>
      <text:p text:style-name="P87"><text:span text:style-name="T173">You can find </text:span><text:span text:style-name="T174">s</text:span><text:span text:style-name="T175">teps to add a menu item directly when an article is edited:</text:span><text:span text:style-name="T171"> </text:span><text:a xlink:type="simple" xlink:href="https://docs.joomla.org/J4.x:Adding_a_menu_link_in_an_article" text:style-name="Internet_20_link" text:visited-style-name="Visited_20_Internet_20_Link"><text:span text:style-name="T172">https://docs.joomla.org/J4.x:Adding_a_menu_link_in_an_article</text:span></text:a></text:p>
      <text:h text:style-name="P102" text:outline-level="1">Creating a Plugin for Joomla</text:h>
      <text:p text:style-name="P55"><text:a xlink:type="simple" xlink:href="https://docs.joomla.org/J4.x:Creating_a_Plugin_for_Joomla" text:style-name="Internet_20_link" text:visited-style-name="Visited_20_Internet_20_Link"><text:span text:style-name="T176">https://docs.joomla.org/J4.x:Creating_a_Plugin_for_Joomla</text:span></text:a></text:p>
      <text:h text:style-name="P103" text:outline-level="1">Creating a Simple Module</text:h>
      <text:p text:style-name="P83"><text:a xlink:type="simple" xlink:href="https://docs.joomla.org/J4.x:Creating_a_Simple_Module" text:style-name="Internet_20_link" text:visited-style-name="Visited_20_Internet_20_Link"><text:span text:style-name="T177">https://docs.joomla.org/J4.x:Creating_a_Simple_Module</text:span></text:a></text:p>
      <text:h text:style-name="P104" text:outline-level="1">Namespace Conventions In Joomla</text:h>
      <text:h text:style-name="P158" text:outline-level="3"><text:bookmark text:name="Base_Namespaces"/>Base Namespaces</text:h>
      <text:p text:style-name="P88">The recommended naming conventions in Joomla 4 are the following:</text:p>
      <text:h text:style-name="P122" text:outline-level="4"><text:bookmark text:name="Core_Components"/>Core Components</text:h>
      <text:list xml:id="list2289600829" text:style-name="L19">
        <text:list-item>
          <text:p text:style-name="P150">Joomla\Component\&lt;ComponentName&gt;\&lt;ClientName&gt; </text:p>
          <text:list>
            <text:list-item>
              <text:p text:style-name="P150">Joomla\Component\Content\Site </text:p>
            </text:list-item>
            <text:list-item>
              <text:p text:style-name="P141">Joomla\Component\Content\Administrator </text:p>
            </text:list-item>
          </text:list>
        </text:list-item>
      </text:list>
      <text:h text:style-name="P123" text:outline-level="5"><text:bookmark text:name="3rd_Party_Components"/>3rd Party Components</text:h>
      <text:list xml:id="list165854810" text:style-name="L20">
        <text:list-item>
          <text:p text:style-name="P151">&lt;CompanyName&gt;\&lt;ComponentName&gt;\&lt;ClientName&gt; </text:p>
          <text:list>
            <text:list-item>
              <text:p text:style-name="P151">Akeeba\Backup\Site </text:p>
            </text:list-item>
            <text:list-item>
              <text:p text:style-name="P142">Akeeba\Backup\Administrator </text:p>
            </text:list-item>
          </text:list>
        </text:list-item>
      </text:list>
      <text:h text:style-name="P123" text:outline-level="5"><text:bookmark text:name="Example_locations"/>Example locations</text:h>
      <text:p text:style-name="P88"><text:span text:style-name="T100">Joomla\Component\Content\Site\Controller</text:span><text:line-break/>components/com_content/Controller/ArticleController.php</text:p>
      <text:p text:style-name="P88"><text:span text:style-name="T100">Joomla\Component\Content\Administrator\Controller</text:span><text:line-break/>administrator/components/com_content/Controller/ArticlesController.php</text:p>
      <text:h text:style-name="P123" text:outline-level="5"><text:bookmark text:name="Core_Modules"/>Core Modules</text:h>
      <text:list xml:id="list252579120" text:style-name="L21">
        <text:list-item>
          <text:p text:style-name="P152">Joomla\Module\&lt;ModuleName&gt;\&lt;ClientName&gt; </text:p>
          <text:list>
            <text:list-item>
              <text:p text:style-name="P152"><text:soft-page-break/>Joomla\Module\UsersLatest\Site </text:p>
            </text:list-item>
            <text:list-item>
              <text:p text:style-name="P143">Joomla\Module\Quickicon\Administrator </text:p>
            </text:list-item>
          </text:list>
        </text:list-item>
      </text:list>
      <text:h text:style-name="P123" text:outline-level="5"><text:bookmark text:name="3rd_Party_Modules"/>3rd Party Modules</text:h>
      <text:list xml:id="list3160425040" text:style-name="L22">
        <text:list-item>
          <text:p text:style-name="P153">Module &lt;CompanyName&gt;\Module\&lt;ModuleName&gt;\&lt;ClientName&gt; </text:p>
          <text:list>
            <text:list-item>
              <text:p text:style-name="P153">Akeeba\Module\SubscriptionStatus\Site </text:p>
            </text:list-item>
            <text:list-item>
              <text:p text:style-name="P144">Akeeba\Module\LastBackupStatus\Administrator </text:p>
            </text:list-item>
          </text:list>
        </text:list-item>
      </text:list>
      <text:h text:style-name="P123" text:outline-level="5"><text:bookmark text:name="Example_locations_2"/>Example locations</text:h>
      <text:p text:style-name="P88"><text:span text:style-name="T100">Joomla\Module\Quickicon\Administrator\Dispatcher</text:span><text:line-break/>administrator/modules/mod_quickicon/Dispatcher/Dispatcher.php</text:p>
      <text:p text:style-name="P88"><text:span text:style-name="T100">Joomla\Module\UsersLatest\Site\Helper</text:span><text:line-break/>modules/mod_users_latest/Helper/UsersLatestHelper.php</text:p>
      <text:h text:style-name="P122" text:outline-level="4"><text:bookmark text:name="Core_Plugins"/>Core Plugins</text:h>
      <text:list xml:id="list2425627374" text:style-name="L23">
        <text:list-item>
          <text:p text:style-name="P154">Joomla\Plugin\&lt;PluginGroup&gt;\&lt;PluginName&gt; </text:p>
          <text:list>
            <text:list-item>
              <text:p text:style-name="P154">Joomla\Plugin\System\Debug </text:p>
            </text:list-item>
            <text:list-item>
              <text:p text:style-name="P145">Joomla\Plugin\Quickicon\Joomlaupdate </text:p>
            </text:list-item>
          </text:list>
        </text:list-item>
      </text:list>
      <text:h text:style-name="P122" text:outline-level="4"><text:bookmark text:name="3rd_Party_Plugins"/>3rd Party Plugins</text:h>
      <text:list xml:id="list1747388506" text:style-name="L24">
        <text:list-item>
          <text:p text:style-name="P155">Plugin &lt;CompanyName&gt;\Plugin\&lt;PluginGroup&gt;\&lt;PluginName&gt;\ </text:p>
          <text:list>
            <text:list-item>
              <text:p text:style-name="P146">Akeeba\Plugin\System\BackupOnDemand </text:p>
            </text:list-item>
          </text:list>
        </text:list-item>
      </text:list>
      <text:h text:style-name="P123" text:outline-level="5"><text:bookmark text:name="Example_locations_3"/>Example locations</text:h>
      <text:p text:style-name="P88"><text:span text:style-name="T100">Joomla\Plugin\System\Debug</text:span><text:line-break/>plugins/system/debug/DataFormatter.php</text:p>
      <text:p text:style-name="P88"><text:span text:style-name="T100">Joomla\Plugin\Quickicon\Joomlaupdate\Extension</text:span><text:line-break/>plugins/quickicon/joomlaupdate/Extension/Joomlaupdate.php</text:p>
      <text:h text:style-name="P122" text:outline-level="4"><text:bookmark text:name="Joomla_Framework_Library"/>Joomla Framework Library</text:h>
      <text:list xml:id="list232360" text:style-name="L25">
        <text:list-item>
          <text:p text:style-name="P156">Joomla </text:p>
          <text:list>
            <text:list-item>
              <text:p text:style-name="P156">Joomla\Session </text:p>
            </text:list-item>
            <text:list-item>
              <text:p text:style-name="P147">Joomla\Image </text:p>
            </text:list-item>
          </text:list>
        </text:list-item>
      </text:list>
      <text:h text:style-name="P122" text:outline-level="4"><text:bookmark text:name="Joomla_CMS_Library"/>Joomla CMS Library</text:h>
      <text:list xml:id="list226388405" text:style-name="L26">
        <text:list-item>
          <text:p text:style-name="P157">Joomla\CMS </text:p>
          <text:list>
            <text:list-item>
              <text:p text:style-name="P157">Joomla\CMS\Mail </text:p>
            </text:list-item>
            <text:list-item>
              <text:p text:style-name="P148">Joomla\CMS\MVC </text:p>
            </text:list-item>
          </text:list>
        </text:list-item>
      </text:list>
      <text:h text:style-name="P123" text:outline-level="5"><text:bookmark text:name="Example_locations_4"/>Example locations</text:h>
      <text:p text:style-name="P88"><text:span text:style-name="T100">Joomla\Session</text:span><text:line-break/>libraries/vendor/joomla/session/src/Session.php</text:p>
      <text:p text:style-name="P88"><text:span text:style-name="T100">Joomla\CMS\Mail</text:span><text:line-break/>libraries/src/Mail/Mail.php</text:p>
      <text:p text:style-name="P85"><text:soft-page-break/></text:p>
      <text:p text:style-name="P121"/>
      <text:h text:style-name="P105" text:outline-level="1">Joomla! Coding Standards </text:h>
      <text:p text:style-name="P2"><text:a xlink:type="simple" xlink:href="https://developer.joomla.org/coding-standards/html.html" text:style-name="Internet_20_link" text:visited-style-name="Visited_20_Internet_20_Link">https://developer.joomla.org/coding-standards/html.html</text:a></text:p>
      <text:p text:style-name="P84"/>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7:41:53.076868748</meta:creation-date>
    <dc:date>2019-11-06T16:09:35.037309353</dc:date>
    <meta:editing-duration>PT19H12M28S</meta:editing-duration>
    <meta:editing-cycles>357</meta:editing-cycles>
    <meta:generator>LibreOffice/6.0.7.3$Linux_X86_64 LibreOffice_project/00m0$Build-3</meta:generator>
    <meta:document-statistic meta:table-count="6" meta:image-count="0" meta:object-count="0" meta:page-count="15" meta:paragraph-count="513" meta:word-count="2666" meta:character-count="19439" meta:non-whitespace-character-count="17273"/>
  </office:meta>
</office:document-meta>
</file>